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5in" style:auto-text-indent="false" fo:break-before="auto" fo:break-after="auto"/>
    </style:style>
    <style:style style:name="P2" style:family="paragraph" style:parent-style-name="Standard">
      <style:paragraph-properties fo:line-height="200%" fo:break-before="auto" fo:break-after="auto"/>
    </style:style>
    <style:style style:name="P3" style:family="paragraph" style:parent-style-name="Standard">
      <style:paragraph-properties fo:break-before="auto" fo:break-after="auto"/>
    </style:style>
    <style:style style:name="P4" style:family="paragraph" style:parent-style-name="Standard">
      <style:paragraph-properties fo:break-before="auto" fo:break-after="auto"/>
      <style:text-properties fo:color="#000000" style:font-name="Times" fo:font-weight="bold" style:font-name-asian="Times1" style:font-weight-asian="bold" style:font-name-complex="Times1"/>
    </style:style>
    <style:style style:name="P5" style:family="paragraph" style:parent-style-name="Standard">
      <style:paragraph-properties fo:line-height="200%" fo:break-before="auto" fo:break-after="auto"/>
      <style:text-properties fo:color="#000000" style:font-name="Times" fo:font-weight="bold" style:font-name-asian="Times1" style:font-weight-asian="bold" style:font-name-complex="Times1"/>
    </style:style>
    <style:style style:name="P6" style:family="paragraph" style:parent-style-name="Standard">
      <style:paragraph-properties fo:break-before="auto" fo:break-after="auto"/>
      <style:text-properties fo:color="#000000" style:font-name="Times" style:font-name-asian="Times1" style:font-name-complex="Times1"/>
    </style:style>
    <style:style style:name="P7" style:family="paragraph" style:parent-style-name="Standard">
      <style:paragraph-properties fo:break-before="auto" fo:break-after="auto"/>
      <style:text-properties style:font-name="Times" style:font-name-asian="Times1" style:font-name-complex="Times1"/>
    </style:style>
    <style:style style:name="P8" style:family="paragraph" style:parent-style-name="Standard">
      <style:paragraph-properties fo:line-height="200%" fo:break-before="auto" fo:break-after="auto"/>
      <style:text-properties style:font-name="Times" style:font-name-asian="Times1" style:font-name-complex="Times1"/>
    </style:style>
    <style:style style:name="P9" style:family="paragraph" style:parent-style-name="Standard">
      <style:paragraph-properties fo:line-height="200%" fo:break-before="auto" fo:break-after="auto"/>
      <style:text-properties style:font-name="Times" fo:font-weight="bold" style:font-name-asian="Times1" style:font-weight-asian="bold" style:font-name-complex="Times1"/>
    </style:style>
    <style:style style:name="P10" style:family="paragraph" style:parent-style-name="Standard">
      <style:paragraph-properties fo:line-height="200%" fo:break-before="auto" fo:break-after="auto"/>
      <style:text-properties style:font-name="Times" style:text-underline-style="solid" style:text-underline-width="auto" style:text-underline-color="font-color" style:font-name-asian="Times1" style:font-name-complex="Times1"/>
    </style:style>
    <style:style style:name="P11" style:family="paragraph" style:parent-style-name="Standard">
      <style:paragraph-properties fo:line-height="200%" fo:break-before="auto" fo:break-after="auto"/>
    </style:style>
    <style:style style:name="P12" style:family="paragraph" style:parent-style-name="Standard">
      <style:paragraph-properties fo:break-before="auto" fo:break-after="auto" fo:padding="0in" fo:border="none"/>
    </style:style>
    <style:style style:name="P13" style:family="paragraph" style:parent-style-name="Standard">
      <style:paragraph-properties fo:text-align="end" style:justify-single-word="false" fo:break-before="auto" fo:break-after="auto" fo:padding="0in" fo:border="none">
        <style:tab-stops>
          <style:tab-stop style:position="3.25in" style:type="center"/>
          <style:tab-stop style:position="6.5in" style:type="right"/>
        </style:tab-stops>
      </style:paragraph-properties>
    </style:style>
    <style:style style:name="P14" style:family="paragraph" style:parent-style-name="Standard" style:list-style-name="WWNum1">
      <style:paragraph-properties fo:margin-left="0.5in" fo:margin-right="0in" fo:text-indent="-0.25in" style:auto-text-indent="false" fo:break-before="auto" fo:break-after="auto"/>
    </style:style>
    <style:style style:name="P15" style:family="paragraph" style:parent-style-name="Standard" style:list-style-name="WWNum2">
      <style:paragraph-properties fo:margin-left="0.5in" fo:margin-right="0in" fo:line-height="200%" fo:text-indent="-0.25in" style:auto-text-indent="false" fo:break-before="auto" fo:break-after="auto"/>
    </style:style>
    <style:style style:name="P16" style:family="paragraph" style:parent-style-name="Standard" style:list-style-name="WWNum3">
      <style:paragraph-properties fo:margin-left="0.5in" fo:margin-right="0in" fo:line-height="200%" fo:text-indent="-0.25in" style:auto-text-indent="false" fo:break-before="auto" fo:break-after="auto"/>
    </style:style>
    <style:style style:name="P17" style:family="paragraph" style:parent-style-name="Standard">
      <style:paragraph-properties fo:margin-left="0in" fo:margin-right="0.25in" fo:text-indent="0in" style:auto-text-indent="false" fo:break-before="auto" fo:break-after="auto" fo:padding="0in" fo:border="none">
        <style:tab-stops>
          <style:tab-stop style:position="3.25in" style:type="center"/>
          <style:tab-stop style:position="6.5in" style:type="right"/>
        </style:tab-stops>
      </style:paragraph-properties>
      <style:text-properties fo:color="#000000"/>
    </style:style>
    <style:style style:name="P18" style:family="paragraph" style:parent-style-name="Standard">
      <style:paragraph-properties fo:margin-left="0in" fo:margin-right="0.25in" fo:text-indent="0in" style:auto-text-indent="false" fo:padding="0in" fo:border="none">
        <style:tab-stops>
          <style:tab-stop style:position="3.25in" style:type="center"/>
          <style:tab-stop style:position="6.5in" style:type="right"/>
        </style:tab-stops>
      </style:paragraph-properties>
      <style:text-properties fo:color="#000000"/>
    </style:style>
    <style:style style:name="P19" style:family="paragraph" style:parent-style-name="Standard" style:master-page-name="Standard">
      <style:paragraph-properties style:page-number="1" fo:break-before="auto" fo:break-after="auto"/>
    </style:style>
    <style:style style:name="P20" style:family="paragraph" style:parent-style-name="Standard">
      <style:paragraph-properties fo:margin-left="0in" fo:margin-right="0in" fo:line-height="200%" fo:text-indent="0.5in" style:auto-text-indent="false" fo:break-before="auto" fo:break-after="auto"/>
    </style:style>
    <style:style style:name="P21" style:family="paragraph" style:parent-style-name="Standard">
      <style:paragraph-properties fo:margin-left="0in" fo:margin-right="0in" fo:line-height="200%" fo:text-indent="0.5in" style:auto-text-indent="false" fo:break-before="auto" fo:break-after="auto"/>
      <style:text-properties style:font-name="Times" style:font-name-asian="Times1" style:font-name-complex="Times1"/>
    </style:style>
    <style:style style:name="P22" style:family="paragraph" style:parent-style-name="Standard">
      <style:paragraph-properties fo:margin-left="0.5in" fo:margin-right="0in" fo:line-height="200%" fo:text-indent="0in" style:auto-text-indent="false" fo:break-before="auto" fo:break-after="auto"/>
      <style:text-properties fo:color="#000000" style:font-name="Times" style:font-name-asian="Times1" style:font-name-complex="Times1"/>
    </style:style>
    <style:style style:name="P23" style:family="paragraph" style:parent-style-name="Standard">
      <style:paragraph-properties fo:margin-left="0in" fo:margin-right="0in" fo:line-height="200%" fo:text-indent="0.3335in" style:auto-text-indent="false" fo:break-before="auto" fo:break-after="auto"/>
      <style:text-properties style:font-name="Times" style:font-name-asian="Times1" style:font-name-complex="Times1"/>
    </style:style>
    <style:style style:name="P24" style:family="paragraph" style:parent-style-name="Standard">
      <style:paragraph-properties fo:margin-left="0.3335in" fo:margin-right="0in" fo:line-height="200%" fo:orphans="0" fo:widows="0" fo:text-indent="-0.3335in" style:auto-text-indent="false" fo:break-before="auto" fo:break-after="auto"/>
    </style:style>
    <style:style style:name="P25" style:family="paragraph" style:parent-style-name="Standard">
      <style:paragraph-properties fo:margin-left="0.3335in" fo:margin-right="0in" fo:line-height="200%" fo:orphans="0" fo:widows="0" fo:text-indent="-0.3335in" style:auto-text-indent="false" fo:break-before="auto" fo:break-after="auto"/>
      <style:text-properties style:font-name="Times" style:font-name-asian="Times1" style:font-name-complex="Times1"/>
    </style:style>
    <style:style style:name="P26" style:family="paragraph" style:parent-style-name="Standard" style:master-page-name="Converted39">
      <style:paragraph-properties fo:line-height="200%" style:page-number="auto" fo:break-before="auto" fo:break-after="auto"/>
    </style:style>
    <style:style style:name="T1" style:family="text">
      <style:text-properties style:font-name="Times" style:font-name-asian="Times1" style:font-name-complex="Times1"/>
    </style:style>
    <style:style style:name="T2" style:family="text">
      <style:text-properties fo:color="#000000" style:font-name="Times" style:font-name-asian="Times1" style:font-name-complex="Times1"/>
    </style:style>
    <style:style style:name="T3" style:family="text">
      <style:text-properties fo:color="#000000" style:font-name="Times" fo:font-weight="bold" style:font-name-asian="Times1" style:font-weight-asian="bold" style:font-name-complex="Times1"/>
    </style:style>
    <style:style style:name="T4" style:family="text">
      <style:text-properties fo:color="#000000" style:font-name="Times" fo:font-weight="bold" style:font-name-asian="Times1" style:font-weight-asian="bold" style:font-name-complex="Times1"/>
    </style:style>
    <style:style style:name="T5" style:family="text">
      <style:text-properties fo:color="#000000" style:font-name="Times" style:font-name-asian="Times1" style:font-name-complex="Times1"/>
    </style:style>
    <style:style style:name="T6" style:family="text">
      <style:text-properties fo:color="#000000" style:font-name="Times" style:font-name-asian="Times1" style:font-name-complex="Times1"/>
    </style:style>
    <style:style style:name="T7" style:family="text">
      <style:text-properties fo:color="#000000" style:font-name="Times" fo:font-style="italic" style:font-name-asian="Times1" style:font-style-asian="italic" style:font-name-complex="Times1"/>
    </style:style>
    <style:style style:name="T8" style:family="text">
      <style:text-properties fo:color="#000000" style:font-name="Times" fo:font-style="italic" style:text-underline-style="solid" style:text-underline-width="auto" style:text-underline-color="font-color" style:font-name-asian="Times1" style:font-style-asian="italic" style:font-name-complex="Times1"/>
    </style:style>
    <style:style style:name="T9" style:family="text">
      <style:text-properties fo:color="#000000" style:font-name="Times" style:text-underline-style="solid" style:text-underline-width="auto" style:text-underline-color="font-color" style:font-name-asian="Times1" style:font-name-complex="Times1"/>
    </style:style>
    <style:style style:name="T10" style:family="text">
      <style:text-properties fo:color="#000000" style:font-name="Times" style:text-underline-style="solid" style:text-underline-width="auto" style:text-underline-color="font-color" style:font-name-asian="Times1" style:font-name-complex="Times1"/>
    </style:style>
    <style:style style:name="T11" style:family="text">
      <style:text-properties fo:color="#000000" style:text-position="super 58%" style:font-name="Times" style:font-name-asian="Times1" style:font-name-complex="Times1"/>
    </style:style>
    <style:style style:name="T12" style:family="text">
      <style:text-properties fo:color="#000000" style:text-position="super 58%" style:font-name="Times" style:font-name-asian="Times1" style:font-name-complex="Times1"/>
    </style:style>
    <style:style style:name="T13" style:family="text">
      <style:text-properties style:font-name="Times" style:font-name-asian="Times1" style:font-name-complex="Times1"/>
    </style:style>
    <style:style style:name="T14" style:family="text">
      <style:text-properties style:font-name="Times" style:font-name-asian="Times1" style:font-name-complex="Times1"/>
    </style:style>
    <style:style style:name="T15" style:family="text">
      <style:text-properties style:font-name="Times" style:font-name-asian="Times1" style:font-name-complex="Times1" fo:background-color="#00ffff"/>
    </style:style>
    <style:style style:name="T16" style:family="text">
      <style:text-properties style:font-name="Times" style:font-name-asian="Times1" style:font-name-complex="Times1" fo:background-color="#00ffff"/>
    </style:style>
    <style:style style:name="T17" style:family="text">
      <style:text-properties style:font-name="Times" style:font-name-asian="Times1" style:font-name-complex="Times1" fo:background-color="#ffff00"/>
    </style:style>
    <style:style style:name="T18" style:family="text">
      <style:text-properties style:font-name="Times" style:text-underline-style="none" style:font-name-asian="Times1" style:font-name-complex="Times1"/>
    </style:style>
    <style:style style:name="T19" style:family="text">
      <style:text-properties style:font-name="Times" fo:font-style="italic" style:font-name-asian="Times1" style:font-style-asian="italic" style:font-name-complex="Times1"/>
    </style:style>
    <style:style style:name="T20" style:family="text">
      <style:text-properties style:font-name="Times" fo:font-style="italic" style:font-name-asian="Times1" style:font-style-asian="italic" style:font-name-complex="Times1"/>
    </style:style>
    <style:style style:name="T21" style:family="text">
      <style:text-properties style:font-name="Times" fo:font-style="italic" style:text-underline-style="solid" style:text-underline-width="auto" style:text-underline-color="font-color" style:font-name-asian="Times1" style:font-style-asian="italic" style:font-name-complex="Times1"/>
    </style:style>
    <style:style style:name="T22" style:family="text">
      <style:text-properties style:font-name="Times" style:text-underline-style="solid" style:text-underline-width="auto" style:text-underline-color="font-color" style:font-name-asian="Times1" style:font-name-complex="Times1"/>
    </style:style>
    <style:style style:name="T23" style:family="text">
      <style:text-properties style:font-name="Times" style:text-underline-style="solid" style:text-underline-width="auto" style:text-underline-color="font-color" style:font-name-asian="Times1" style:font-name-complex="Times1" fo:background-color="#ffff00"/>
    </style:style>
    <style:style style:name="T24" style:family="text">
      <style:text-properties style:font-name="Times" style:text-underline-style="solid" style:text-underline-width="auto" style:text-underline-color="font-color" style:font-name-asian="Times1" style:font-name-complex="Times1" fo:background-color="#ffff00"/>
    </style:style>
    <style:style style:name="T25" style:family="text">
      <style:text-properties style:font-name="Times" fo:font-weight="bold" style:font-name-asian="Times1" style:font-weight-asian="bold" style:font-name-complex="Times1"/>
    </style:style>
    <style:style style:name="T26" style:family="text">
      <style:text-properties style:font-name="Times" fo:font-weight="bold" style:font-name-asian="Times1" style:font-weight-asian="bold" style:font-name-complex="Times1"/>
    </style:style>
    <style:style style:name="T27" style:family="text">
      <style:text-properties style:font-name="Times" fo:font-weight="bold" style:font-name-asian="Times1" style:font-weight-asian="bold" style:font-name-complex="Times1" fo:background-color="#00ffff"/>
    </style:style>
    <style:style style:name="T28" style:family="text">
      <style:text-properties fo:color="#ff0000" style:font-name="Times" style:font-name-asian="Times1" style:font-name-complex="Times1"/>
    </style:style>
    <style:style style:name="T29" style:family="text">
      <style:text-properties fo:color="#ff0000" style:font-name="Times" style:font-name-asian="Times1" style:font-name-complex="Times1"/>
    </style:style>
    <style:style style:name="T30" style:family="text">
      <style:text-properties fo:color="#0000ff" style:font-name="Times" style:font-name-asian="Times1" style:font-name-complex="Times1"/>
    </style:style>
    <style:style style:name="T31" style:family="text">
      <style:text-properties fo:color="#0000ff" style:font-name="Times" style:font-name-asian="Times1" style:font-name-complex="Times1"/>
    </style:style>
    <style:style style:name="T32" style:family="text">
      <style:text-properties fo:color="#0000ff" style:font-name="Times" fo:font-weight="bold" style:font-name-asian="Times1" style:font-weight-asian="bold" style:font-name-complex="Times1"/>
    </style:style>
    <style:style style:name="T33" style:family="text">
      <style:text-properties fo:color="#0000ff" style:text-position="sub 58%" style:font-name="Times" style:font-name-asian="Times1" style:font-name-complex="Times1"/>
    </style:style>
    <style:style style:name="T34" style:family="text">
      <style:text-properties style:text-position="sub 58%" style:font-name="Times" style:font-name-asian="Times1" style:font-name-complex="Times1"/>
    </style:style>
    <style:style style:name="T35" style:family="text">
      <style:text-properties style:text-line-through-style="solid" style:text-line-through-type="single" style:font-name="Times" style:font-name-asian="Times1" style:font-name-complex="Times1"/>
    </style:style>
    <style:style style:name="T36" style:family="text">
      <style:text-properties style:font-name="Cambria Math" style:font-name-asian="Cambria Math1" style:font-name-complex="Cambria Math1"/>
    </style:style>
    <style:style style:name="T3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29094608" text:id="ct29094608">
          <text:insertion>
            <office:change-info>
              <dc:creator>S Rowe</dc:creator>
              <dc:date>2021-11-22T04:04:25</dc:date>
            </office:change-info>
          </text:insertion>
        </text:changed-region>
        <text:changed-region xml:id="ct29098880" text:id="ct29098880">
          <text:insertion>
            <office:change-info>
              <dc:creator>S Rowe</dc:creator>
              <dc:date>2021-11-22T04:04:44</dc:date>
            </office:change-info>
          </text:insertion>
        </text:changed-region>
        <text:changed-region xml:id="ct29026720" text:id="ct29026720">
          <text:insertion>
            <office:change-info>
              <dc:creator>S Rowe</dc:creator>
              <dc:date>2021-11-22T04:05:44</dc:date>
            </office:change-info>
          </text:insertion>
        </text:changed-region>
        <text:changed-region xml:id="ct29024480" text:id="ct29024480">
          <text:insertion>
            <office:change-info>
              <dc:creator>S Rowe</dc:creator>
              <dc:date>2021-11-22T04:05:55</dc:date>
            </office:change-info>
          </text:insertion>
        </text:changed-region>
        <text:changed-region xml:id="ct28966864" text:id="ct28966864">
          <text:deletion>
            <office:change-info>
              <dc:creator>M Friesen</dc:creator>
              <dc:date>2021-03-30T22:47:23</dc:date>
            </office:change-info>
            <text:p text:style-name="P1"><text:span text:style-name="T1"><text:s/></text:span></text:p>
          </text:deletion>
        </text:changed-region>
        <text:changed-region xml:id="ct29223856" text:id="ct29223856">
          <text:deletion>
            <office:change-info>
              <dc:creator>M Friesen</dc:creator>
              <dc:date>2021-03-30T22:47:30</dc:date>
            </office:change-info>
            <text:p text:style-name="P1"><text:span text:style-name="T2"><text:s/></text:span></text:p>
          </text:deletion>
        </text:changed-region>
        <text:changed-region xml:id="ct29430016" text:id="ct29430016">
          <text:insertion>
            <office:change-info>
              <dc:creator>M Friesen</dc:creator>
              <dc:date>2021-03-30T22:56:21</dc:date>
            </office:change-info>
          </text:insertion>
        </text:changed-region>
        <text:changed-region xml:id="ct29123472" text:id="ct29123472">
          <text:insertion>
            <office:change-info>
              <dc:creator>M Friesen</dc:creator>
              <dc:date>2021-03-31T00:12:04</dc:date>
            </office:change-info>
          </text:insertion>
        </text:changed-region>
        <text:changed-region xml:id="ct29011312" text:id="ct29011312">
          <text:deletion>
            <office:change-info>
              <dc:creator>M Friesen</dc:creator>
              <dc:date>2021-03-31T00:11:04</dc:date>
            </office:change-info>
            <text:p text:style-name="P2"><text:span text:style-name="T2">native </text:span></text:p>
          </text:deletion>
        </text:changed-region>
        <text:changed-region xml:id="ct29211968" text:id="ct29211968">
          <text:insertion>
            <office:change-info>
              <dc:creator>M Friesen</dc:creator>
              <dc:date>2021-03-31T00:11:50</dc:date>
            </office:change-info>
          </text:insertion>
        </text:changed-region>
        <text:changed-region xml:id="ct29255632" text:id="ct29255632">
          <text:insertion>
            <office:change-info>
              <dc:creator>M Friesen</dc:creator>
              <dc:date>2021-03-31T00:11:58</dc:date>
            </office:change-info>
          </text:insertion>
        </text:changed-region>
        <text:changed-region xml:id="ct29208704" text:id="ct29208704">
          <text:insertion>
            <office:change-info>
              <dc:creator>M Friesen</dc:creator>
              <dc:date>2021-03-31T00:12:30</dc:date>
            </office:change-info>
          </text:insertion>
        </text:changed-region>
        <text:changed-region xml:id="ct29254496" text:id="ct29254496">
          <text:insertion>
            <office:change-info>
              <dc:creator>M Friesen</dc:creator>
              <dc:date>2021-03-31T00:12:48</dc:date>
            </office:change-info>
          </text:insertion>
        </text:changed-region>
        <text:changed-region xml:id="ct29156848" text:id="ct29156848">
          <text:deletion>
            <office:change-info>
              <dc:creator>M Friesen</dc:creator>
              <dc:date>2021-03-31T00:12:48</dc:date>
            </office:change-info>
            <text:p text:style-name="P2"><text:span text:style-name="T2">also teste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3">Title: </text:span><text:span text:style-name="T2">Rapid evolution of herbivore interactions despite conserved trade-offs and biomarkers in Burr Clover</text:span></text:p>
      <text:p text:style-name="P4"/>
      <text:p text:style-name="P12"><text:span text:style-name="T3">Authors: </text:span><text:span text:style-name="T2">Chandra <text:s/>N. Jack</text:span><text:span text:style-name="T11">1</text:span><text:span text:style-name="T2">, Shawna Rowe</text:span><text:span text:style-name="T11">2</text:span><text:span text:style-name="T2">, Zoie Lopez</text:span><text:span text:style-name="T11">3</text:span><text:span text:style-name="T2">, Cynthia Sackos</text:span><text:span text:style-name="T11">3</text:span><text:span text:style-name="T2">, Danaka Ross</text:span><text:span text:style-name="T11">3</text:span><text:span text:style-name="T2">, Maren L. Friesen</text:span><text:span text:style-name="T11">1,4,</text:span><text:span text:style-name="T2">*, Stephanie S. Porter</text:span><text:span text:style-name="T11">3,</text:span><text:span text:style-name="T2">*</text:span></text:p>
      <text:p text:style-name="P7"/>
      <text:p text:style-name="P3"><text:span text:style-name="T2">*corresponding</text:span></text:p>
      <text:p text:style-name="P4"/>
      <text:p text:style-name="P3"><text:span text:style-name="T3">Affiliations:</text:span></text:p>
      <text:p text:style-name="P3"><text:span text:style-name="T11">1 </text:span><text:span text:style-name="T2">Washington State University, Department of Plant Pathology, Pullman, WA, 99164</text:span></text:p>
      <text:p text:style-name="P3"><text:span text:style-name="T11">2 </text:span><text:span text:style-name="T2">Michigan State University, Department of Plant Biology, East Lansing, MI 48824</text:span></text:p>
      <text:p text:style-name="P3"><text:span text:style-name="T11">3 </text:span><text:span text:style-name="T2">Washington State University, School of Biological Sciences, Vancouver, WA</text:span></text:p>
      <text:p text:style-name="P3"><text:span text:style-name="T11">4 </text:span><text:span text:style-name="T2">Washington State University, Department of Crop and Soil Sciences, Pullman, WA</text:span></text:p>
      <text:p text:style-name="P6"/>
      <text:p text:style-name="P6"/>
      <text:p text:style-name="P3"><text:span text:style-name="T2">Word Count:</text:span></text:p>
      <text:p text:style-name="P6"/>
      <text:p text:style-name="P3"><text:span text:style-name="T2">Number Figures: 4</text:span></text:p>
      <text:p text:style-name="P6"/>
      <text:p text:style-name="P3"><text:span text:style-name="T2">Number Tables: 3</text:span></text:p>
      <text:p text:style-name="P6"/>
      <text:p text:style-name="P3"><text:span text:style-name="T2">Target Journal: </text:span></text:p>
      <text:list xml:id="list4273650192" text:style-name="WWNum1">
        <text:list-item>
          <text:p text:style-name="P14"><text:span text:style-name="T2">Am J </text:span><text:span text:style-name="T1">B</text:span><text:span text:style-name="T2">otany? </text:span></text:p>
        </text:list-item>
        <text:list-item>
          <text:p text:style-name="P14"><text:span text:style-name="T1">Biological Invasions?</text:span></text:p>
        </text:list-item>
        <text:list-item>
          <text:p text:style-name="P14"><text:span text:style-name="T1">Functional Ecology?</text:span></text:p>
        </text:list-item>
        <text:list-item>
          <text:p text:style-name="P14"><text:span text:style-name="T1">Oikos?</text:span></text:p>
        </text:list-item>
        <text:list-item>
          <text:p text:style-name="P14"><text:span text:style-name="T1">New Phytologist?</text:span></text:p>
        </text:list-item>
      </text:list>
      <text:p text:style-name="P26"><text:bookmark text:name="_heading=h.gjdgxs"/><text:span text:style-name="T3">Abstract</text:span></text:p>
      <text:p text:style-name="P2"><text:span text:style-name="T2">The shifting defense hypothesis predicts that selection on defensive traits will change when plants invade novel environments that do not include coevolved insect herbivores. In particular, defen</text:span><text:span text:style-name="T1">s</text:span><text:span text:style-name="T2">e will shift from</text:span><text:change-start text:change-id="ct29094608"/><text:span text:style-name="T2"> energetically</text:span><text:change-end text:change-id="ct29094608"/><text:span text:style-name="T2"> expensive compounds that deter both generalist </text:span><text:change-start text:change-id="ct29098880"/><text:span text:style-name="T2">herbivores </text:span><text:change-end text:change-id="ct29098880"/><text:span text:style-name="T2">and enemies to cheaper toxic compounds that are most effective against generalists. Additionally, if invading plants experience decreased herbivore pressure, selection will favor induced defenses over constitutively expressed defenses. We tested these predictions by comparing feeding preferences of two herbivores on burr clover (</text:span><text:span text:style-name="T7">Medicago polymorpha)</text:span><text:span text:style-name="T2"> genotypes from </text:span><text:span text:style-name="T19">M. polymorpha’s</text:span><text:span text:style-name="T2"> native range around the Mediterranean and invasive range in the North and South America–neither herbivore occurs in the host plant</text:span><text:span text:style-name="T1">’s</text:span><text:span text:style-name="T2"> native range but</text:span><text:span text:style-name="T1"> both are common in North and South America</text:span><text:span text:style-name="T2">. We also compared the activity of peroxidase, polyphenol oxidase, and total protein production for host plant genotypes from the two ranges. </text:span><text:span text:style-name="T1"><office:annotation office:name="__Annotation__76_809899419"><dc:creator>Microsoft Office User</dc:creator><dc:date>2020-01-03T19:07:00</dc:date><text:p><text:span text:style-name="T37">How is this supporting the predictions?</text:span></text:p></office:annotation></text:span><text:span text:style-name="T2">Although the biochemical assays showed that the measured traits were conserved between the ranges, the herbivory bioassays did not. Herbivores preferred tissue from the native range </text:span><text:span text:style-name="T1">genotypes of </text:span><text:span text:style-name="T19">M. po</text:span><text:change-start text:change-id="ct29026720"/><text:span text:style-name="T19">ly</text:span><text:change-end text:change-id="ct29026720"/><text:span text:style-name="T19">morpha</text:span><text:span text:style-name="T2"> <text:s/>and </text:span><text:span text:style-name="T1">avoided </text:span><text:change-start text:change-id="ct29024480"/><text:span text:style-name="T1">pre-</text:span><text:change-end text:change-id="ct29024480"/><text:span text:style-name="T1">induced tissue of invasive range genotypes to a greater extent than native range genotypes. Thus, our study documents </text:span><text:span text:style-name="T2">a shift in herbivore preference between constitutive and previously induced tissue between native and invaded</text:span><text:span text:style-name="T1"> host plant</text:span><text:span text:style-name="T2"> ranges, thus supporting </text:span><office:annotation-end office:name="__Annotation__76_809899419"/><text:span text:style-name="T2">the shifting defense hypothesis.</text:span></text:p>
      <text:p text:style-name="P5"/>
      <text:p text:style-name="P5"/>
      <text:p text:style-name="P2"><text:span text:style-name="T3">Key words:</text:span></text:p>
      <text:p text:style-name="P2"><text:span text:style-name="T2">Herbivory, biological invasion, shifting defense hypothesis, Plant-herbivore interactions, </text:span><text:span text:style-name="T7">Medicago polymorpha,</text:span><text:span text:style-name="T2"> rapid evolution, defense tradeoffs</text:span></text:p>
      <text:p text:style-name="P9"/>
      <text:p text:style-name="P2"><text:span text:style-name="T3">Introduction</text:span></text:p>
      <text:p text:style-name="P2"><text:span text:style-name="T2">Rapid evolution of invasive species can result from selection pressure differences between the native and invaded environments. These changes may stem from differences in biotic stress due to novel enemy and pathogen pressures (Baker, 1974; Blossey &amp; Notzold, 1995; O Bossdorf et al., 2005; Oliver Bossdorf et al., 2004) or changes in abiotic stresses such as differences in water availability or soil salinity (Ozaslan et al., 2016; Richards et al., 2008). Plants spreading in a novel environment experience an absence of coevolved organisms and the presence of novel interactions with species such as insect herbivores (Keane &amp; Crawley, 2002; Maron &amp; Vila, 2001; Verhoeven et al., 2009). The Enemy Release Hypothesis posits that release from coevolved enemies contributes to the success of invasive species (Maron &amp; Vila, 2001). Resistance to herbivores is costly, so their absence may lead to rapid evolutionary changes in anti-herbivore defense traits (Joshi &amp; Vrieling, 2005; Koricheva, 2002). If the probability of insect attack is low, selection will favor reduced allocation to plant defense, as predicted by the Evolution of Increased Competitive Ability (EICA) Hypothesis (Blossey &amp; Notzold, 1995), and favor inducible over constitutive defenses (Zangerl &amp; Rutledge, 1996). These factors predict that populations in the invaded range will have lower levels of constitutive defense compared to native range populations of a plant. </text:span></text:p>
      <text:p text:style-name="P1"><text:span text:style-name="T2">However,</text:span><text:span text:style-name="T1"> Müller-Schärer and colleagues (2004) argue that changing a plant’s environment does not decrease selection for costly defenses because exotic plants commonly escape</text:span><text:change text:change-id="ct28966864"/><text:span text:style-name="T1">, but not herbivores. This predicts selection will favor escalated defenses against herbivores (Joshi &amp; Vrieling, 2005; Volf et al., 2018).</text:span><text:span text:style-name="T2"> <text:s/>If the probability of insect attack is high</text:span><text:change text:change-id="ct29223856"/><text:span text:style-name="T2">, high levels of constitutive plant defenses will be favored over inducible defenses (Bixenmann et al., 2016; Rasmann et al., 2015). </text:span><text:span text:style-name="T1">Recent work by Jack and Friesen (2019) found that a herbivore, the soybean looper (</text:span><text:span text:style-name="T19">Chrysodeixis includens</text:span><text:span text:style-name="T1">), prefers native range </text:span><text:span text:style-name="T19">Medicago polymorpha</text:span><text:span text:style-name="T1"> over co-occurring invasive-range genotypes, supporting the </text:span><text:span text:style-name="T1"><office:annotation office:name="__Annotation__99_809899419"><dc:creator>Microsoft Office User</dc:creator><dc:date>2020-01-03T19:34:00</dc:date><text:p><text:span text:style-name="T37">This needs to be defined in the introduction, likely the first paragraph, right? Explain how this hypothesis works and how this finding supports it</text:span></text:p></office:annotation></text:span><text:span text:style-name="T1">Shifting Defense Hypothesis (SDH)</text:span><office:annotation-end office:name="__Annotation__99_809899419"/><text:span text:style-name="T1">. Also, according to the SDH, the increased presence of generalists over specialists should lead to a decrease in the production of digestibility reducers and increase toxin production. </text:span></text:p>
      <text:p text:style-name="P1"><text:span text:style-name="T1">The aim of this study was to test for rapid evolutionary changes in defense responses in plants by comparing populations of </text:span><text:span text:style-name="T19">M. polymorpha </text:span><text:span text:style-name="T1">from its native and invaded range. In particular, this study examined tradeoffs in defensive traits. To assess the extent of </text:span><text:span text:style-name="T1"><office:annotation office:name="__Annotation__107_809899419"><dc:creator>M Friesen</dc:creator><dc:date>2021-03-30T22:54:43</dc:date><text:p><text:span text:style-name="T37">where is the rest of this paragraph?</text:span></text:p></office:annotation></text:span><text:span text:style-name="T1">herbivory-related defense responses in plants</text:span><office:annotation-end office:name="__Annotation__107_809899419"/><text:span text:style-name="T1">, we quantified two oxidative enzymes, polyphenol oxidase (PPO) and peroxidase (POD). PPO and POD both break down phenolic compounds into toxic quinones and interfere with insect digestive activity once consumed (Ali &amp; Agrawal, 2012; Constabel et al., 2000; Verhoeven et al., 2009; War et al., 2012). POD and PPO are both expressed by </text:span><text:span text:style-name="T19">M. polymorpha</text:span><text:span text:style-name="T1"> (Jack et al., 2019) and their activity <text:s/>correlates with aphid resistance in a closely related species, </text:span><text:span text:style-name="T19">M. sativa </text:span><text:span text:style-name="T1">(Wei et al., 2007)</text:span><text:span text:style-name="T19">. </text:span><text:span text:style-name="T1">Soluble total protein </text:span></text:p>
      <text:p text:style-name="P2"><text:span text:style-name="T28">Specifically, we ask:</text:span></text:p>
      <text:list xml:id="list2531300216" text:style-name="WWNum2">
        <text:list-item>
          <text:p text:style-name="P15"><text:span text:style-name="T28">Are invaded range plants constitutively more palatable and less chemically defended than native range plants, as would be predicted to occur if a release from enemies during invasion has reduced selection for chemical defense in the invaded range?</text:span></text:p>
        </text:list-item>
        <text:list-item>
          <text:p text:style-name="P15"><text:span text:style-name="T28"><text:s/>Do invaded range plants show a reduction in inducible defenses, with herbivores failing to reduce feeding in response to induction, and are their chemical defenses less inducible in response to damage, as would be predicted under release from enemies?</text:span></text:p>
        </text:list-item>
        <text:list-item>
          <text:p text:style-name="P15"><text:span text:style-name="T28"><text:s/>Alternatively, if there is a </text:span><text:span text:style-name="T28"><office:annotation office:name="__Annotation__122_809899419"><dc:creator>Microsoft Office User</dc:creator><dc:date>2020-01-09T10:23:00</dc:date><text:p><text:span text:style-name="T37">This tradeoff needs to be introduced in the preceeding paragraphs</text:span></text:p></office:annotation></text:span><text:span text:style-name="T28">trade-off between constitutive and inducible defenses</text:span><office:annotation-end office:name="__Annotation__122_809899419"/><text:span text:style-name="T28">, do plants shift from a predominantly constitutive defense strategy in the native range to an inducible defense strategy in the invaded range</text:span><text:change-start text:change-id="ct29430016"/><text:span text:style-name="T28"><office:annotation office:name="__Annotation__127_809899419"><dc:creator>M Friesen</dc:creator><dc:date>2021-03-30T22:57:15</dc:date><text:p><text:span text:style-name="T37">is this really the SDH? I'm hesitant to bring in the generalist v specialist herbivore argument since neither herbivore occurs in the native range and we only have one of each...</text:span></text:p></office:annotation></text:span><text:span text:style-name="T28">, as would be predicted by … </text:span><text:change-end text:change-id="ct29430016"/><office:annotation-end office:name="__Annotation__127_809899419"/><text:span text:style-name="T28">?</text:span></text:p>
        </text:list-item>
      </text:list>
      <text:p text:style-name="P22"/>
      <text:p text:style-name="P2"><text:span text:style-name="T3">Methods</text:span></text:p>
      <text:p text:style-name="P2"><text:span text:style-name="T8">Medicago polymorpha</text:span><text:span text:style-name="T9"> field collection</text:span></text:p>
      <text:p text:style-name="P2"><text:span text:style-name="T7">M. polymorpha </text:span><text:span text:style-name="T2">is an annual legume that is indigenous to the Mediterranean basin but has spread worldwide. It forms a symbiotic relationship with the rhizobium </text:span><text:span text:style-name="T7">Ensifer medicae. </text:span><text:span text:style-name="T2">A field collection of wild lineages was established from 29 populations in the native range throughout Europe and from 11 populations in the North American invaded range collected between May and September 2015. </text:span></text:p>
      <text:p text:style-name="P2"><text:span text:style-name="T8">Medicago polymorpha</text:span><text:span text:style-name="T9"> growth</text:span></text:p>
      <text:p text:style-name="P2"><text:span text:style-name="T2">270 genotypes (123 from the invaded range and 190 from the native range; </text:span><text:span text:style-name="T3"><office:annotation office:name="__Annotation__142_809899419"><dc:creator>Jack, Chandra N</dc:creator><dc:date>2019-11-29T23:03:00</dc:date><text:p><text:span text:style-name="T37">https://drive.google.com/drive/u/0/folders/0B0suXNjF9VLSM1ZpTHZqZ05taEk</text:span></text:p></office:annotation></text:span><text:span text:style-name="T3">Supplement </text:span><office:annotation-end office:name="__Annotation__142_809899419"/><text:span text:style-name="T3">1</text:span><text:span text:style-name="T2">) were chosen at random from the field collection. Seeds were scarified with 600 grit sandpaper and planted into 158-ml D-pots (Stuewe &amp; Sons, Tangent OR) filled with Sungro Sunshine Mix #1. Three seeds were planted into each cone 5 mm below the soil surface in the Washington State University, Vancouver greenhouse (45.732679, -122.635799) on April 8-9, 2016. Plants were fertilized with slow release fertilizer (Osmocote Plus Outdoor &amp; Indoor fertilizer pellets) and inoculated a week after planting with a rhizobium strain mixture of 10</text:span><text:span text:style-name="T11"><office:annotation office:name="__Annotation__148_809899419"><dc:creator>Microsoft Office User</dc:creator><dc:date>2020-01-09T10:25:00</dc:date><text:p><text:span text:style-name="T37">so tiny?</text:span></text:p></office:annotation></text:span><text:span text:style-name="T11">7 </text:span><office:annotation-end office:name="__Annotation__148_809899419"/><text:span text:style-name="T2">cells of equal parts </text:span><text:span text:style-name="T7">E. medicae </text:span><text:span text:style-name="T2">strain WSM419 and </text:span><text:span text:style-name="T7">E. meliloti </text:span><text:span text:style-name="T2">strain 1021. During germination, seeds were mist irrigated twice a day for 20 minutes, and then mist-irrigated daily as needed. The plants were grown for 8 weeks before use in the experiments.</text:span></text:p>
      <text:p text:style-name="P2"><text:span text:style-name="T2"><text:s/></text:span></text:p>
      <text:p text:style-name="P2"><text:span text:style-name="T9">Herbivore species</text:span></text:p>
      <text:p text:style-name="P2"><text:span text:style-name="T2">To assess variation between populations of </text:span><text:span text:style-name="T7">M. polymoprpha</text:span><text:span text:style-name="T2"> from the invaded and native ranges and to assess the effect of constitutive and induced resistance within each range, we used two herbivores that varied in the breadth of their diets. We used larvae of the soybean looper, </text:span><text:span text:style-name="T7">Pseudoplusia includens</text:span><text:span text:style-name="T2"> (Lepidoptera: Noctuidae), a herbivore. Although it has a preference for soybeans, it is a polyphagous species that is known to feed on 174 plants across 39 families and includes wild, agricultural, and floricultural species (Herzog, 1980). The second herbivore used was larvae of the oligophagous legume </text:span><text:span text:style-name="T1">herbivore</text:span><text:span text:style-name="T2"><office:annotation office:name="__Annotation__165_809899419"><dc:creator>Microsoft Office User</dc:creator><dc:date>2020-01-09T10:47:00</dc:date><text:p><text:span text:style-name="T37">How many species of plants does it consume?</text:span></text:p></office:annotation></text:span><text:span text:style-name="T2"> Velvetbean caterpillar</text:span><office:annotation-end office:name="__Annotation__165_809899419"/><text:span text:style-name="T2">, </text:span><text:span text:style-name="T7">Anticarsia</text:span><text:span text:style-name="T2"> </text:span><text:span text:style-name="T7">gemmatalis </text:span><text:span text:style-name="T2">(Lepidoptera: Noctuidae) (Panizzi et al., 2004). Second instar larvae were obtained from Benzon Research (Carlisle, PA) and fed a multi-species artificial diet from Southland Products Inc. until they were used in the experiment.</text:span></text:p>
      <text:p text:style-name="P2"><text:span text:style-name="T2"><text:s/></text:span></text:p>
      <text:p text:style-name="P2"><text:span text:style-name="T9">Biochemical tissue analysis</text:span></text:p>
      <text:p text:style-name="P2"><text:span text:style-name="T7">Insect preparation- </text:span><text:span text:style-name="T2">24 hours before tissue collection from experimental plants, a soybean looper and velvetbean caterpillar of approximately the same size were fed a mix of native and invaded range </text:span><text:span text:style-name="T7">M. polymorpha </text:span><text:span text:style-name="T2">leaf tissue. The day of the experiment these two larvae were homogenized together with a mortar and pestle. The homogenate was mixed with 0.5ml of DI water kept on ice. </text:span></text:p>
      <text:p text:style-name="P2"><text:span text:style-name="T2"><text:s/></text:span></text:p>
      <text:p text:style-name="P2"><text:span text:style-name="T7">Tissue collection- </text:span><text:span text:style-name="T2">95 genotypes were selected for the biochemical assays. Scissors dipped in the insect homogenate were used to cut off a trifoliate (Time 0) and induce production of herbivore chemical defense compounds. Trifoliates were similarly collected at 4 and 24 hours. Each trifoliate was placed in a separate 96 deep well plate on ice. Once all plants were sampled, the plates were flash frozen in liquid nitrogen and cryogenically stored at -80C until analysis.</text:span></text:p>
      <text:p text:style-name="P2"><text:span text:style-name="T2"><text:s/></text:span></text:p>
      <text:p text:style-name="P2"><text:span text:style-name="T7">Extraction and homogenization</text:span><text:span text:style-name="T2">- Frozen leaf tissue was quickly removed from tubes and weighed before thawing. The tissue was returned to tubes and again flash frozen in liquid nitrogen. The tissue was homogenized for 15 minutes at 300 rpm in a tissuelyser (QIAGEN TissueLyser II) with a </text:span><text:span text:style-name="T1">2</text:span><text:span text:style-name="T2">mm </text:span><text:span text:style-name="T1">steel bead</text:span><text:span text:style-name="T3">.</text:span><text:span text:style-name="T2">  For each time point, two trifoliates were collected of each genotype in separate plates. Half of the tubes received 1ml of 0.1% TCA buffer, while the other received 1 ml of PE buffer (1mM EDTA, 88mM Trizma Base, 10% glycerol). The tubes were centrifuged at 4°C for 10 minutes at 4500 rpm and the supernatant transferred into clean microcentrifuge tubes. The PE buffer tubes were then diluted to 1/10X.</text:span></text:p>
      <text:p text:style-name="P2"><text:span text:style-name="T2"><text:s/></text:span></text:p>
      <text:p text:style-name="P2"><text:span text:style-name="T7">Protein Quantification, Peroxidase (POD) Activity, and Polyphenol Oxidase (PPO) Activity</text:span><text:span text:style-name="T2">- Protein quantification was performed using the Thermo Scientific</text:span><text:span text:style-name="T11"> </text:span><text:span text:style-name="T2">Pierce</text:span><text:span text:style-name="T11">TM</text:span><text:span text:style-name="T2"> BCA Protein Assay Kit (Product number: 23337) according to manufacturer instructions for microplate samples. POD and PPO activity were measured following the protocol outlined in Jack et al (2019). </text:span></text:p>
      <text:p text:style-name="P2"><text:span text:style-name="T2"><text:s/></text:span></text:p>
      <text:p text:style-name="P2"><text:span text:style-name="T9">Plant Range Preference</text:span><text:change-start text:change-id="ct29123472"/><text:span text:style-name="T9"> Assays</text:span><text:change-end text:change-id="ct29123472"/></text:p>
      <text:p text:style-name="P2"><text:span text:style-name="T2">We used 69 native &amp; 69 invaded range </text:span><text:span text:style-name="T7">M. polymorpha </text:span><text:span text:style-name="T2">genotypes in unique pairings to assess preference for either native or invaded range tissue. For each pair, a single trifoliate leaf from </text:span><text:change text:change-id="ct29011312"/><text:span text:style-name="T2">native range and a single trifoliate leaf from the invaded range genotypes were weighed and placed on opposite sides of a 95 mm petri dish divided down the center with a thin plastic ridge. One caterpillar was placed in the middle of the petri dish and left to feed for 24 hours. After 24 hours, the remaining leaf tissue was weighed to calculate how much of each genotype was eaten. Each genotype pairing was tested in two separate assays: one with the soybean looper and one with the velvetbean caterpillar.</text:span></text:p>
      <text:p text:style-name="P2"><text:span text:style-name="T2"><text:s/></text:span></text:p>
      <text:p text:style-name="P2"><text:span text:style-name="T9">Plant </text:span><text:change-start text:change-id="ct29211968"/><text:span text:style-name="T9">Inducible </text:span><text:change-end text:change-id="ct29211968"/><text:span text:style-name="T9">Defense Preference</text:span><text:change-start text:change-id="ct29255632"/><text:span text:style-name="T9"> Assays</text:span><text:change-end text:change-id="ct29255632"/></text:p>
      <text:p text:style-name="P2"><text:span text:style-name="T2">We used 40 native &amp; 40 invaded range</text:span><text:span text:style-name="T7"> M. polymorpha </text:span><text:span text:style-name="T2">genotypes to test plasticity of herbivore preference. Within each range, half of the genotypes were induced using insect homogenate prepared as above. After 24 hours, the induced genotypes were paired with a different non-induced genotype from the same range to assess preference for either induced or non-induced leaf tissue</text:span><text:change-start text:change-id="ct29208704"/><text:span text:style-name="T2"> within a range</text:span><text:change-end text:change-id="ct29208704"/><text:span text:style-name="T2">. As above, tissue was placed on opposite sides of a petri dish with a caterpillar for 24 hours and weighed before and after the feeding trial. This assay was </text:span><text:change-start text:change-id="ct29254496"/><text:span text:style-name="T2">conducted</text:span><text:change-end text:change-id="ct29254496"/><text:change text:change-id="ct29156848"/><text:span text:style-name="T2"> using both the soybean looper and velvetbean caterpillar in separate petri dishes. Four pairs were removed from later analysis due to discrepancies between weights before and after feeding trials. <text:s/></text:span></text:p>
      <text:p text:style-name="P10"/>
      <text:p text:style-name="P2"><text:span text:style-name="T22">Statistical Analysis</text:span></text:p>
      <text:p text:style-name="P2"><text:span text:style-name="T1">The data was analyzed using R version 3.5.2 using packages lme4 (Bates et al., 2014), glmmTMB (Brooks et al., 2017), emmeans (Lenth, 2017), and cocor (Diedenhofen &amp; Musch, 2015). Normality and heteroskedasticity were checked using DHARMa (Hartig, 2019). Figures were created using ggplot2 3.1.1 (Wickham, 2009), cowplot (Wilke, 2015), and corrplot (Wei &amp; Simko, 2016)</text:span></text:p>
      <text:p text:style-name="P2"><text:span text:style-name="T19">Preference Assays</text:span><text:span text:style-name="T1">: </text:span><text:span text:style-name="T1"><office:annotation office:name="__Annotation__225_809899419"><dc:creator>Microsoft Office User</dc:creator><dc:date>2020-01-09T11:27:00</dc:date><text:p><text:span text:style-name="T37">I am confused…is this preference “for” not “of”? So if no tissue was eaten, preference is undefined? </text:span></text:p><text:p/><text:p><text:span text:style-name="T37">If only a little is eaten, --is there a citation for a key paper where this metric is used? Should this read, </text:span></text:p><text:p/><text:p><text:span text:style-name="T37">An herbivore’s preference for one tissue sample over another was quantified as the amount of tissue of the focal sample that was consumed divided by the total amount of tissue consumed by the herbivore across both samples present in a petri dish.</text:span></text:p></office:annotation></text:span><text:span text:style-name="T1">The preference </text:span><text:span text:style-name="T30">for</text:span><text:span text:style-name="T1"> each genotype was calculated as the amount of tissue of the focal genotype divided by the total amount of tissue eaten by the herbivore in that petri dish. </text:span><office:annotation-end office:name="__Annotation__225_809899419"/><text:span text:style-name="T1">Higher values for this metric indicate a stronger preference for one sample over </text:span><text:span text:style-name="T1"><office:annotation office:name="__Annotation__230_809899419"><dc:creator>Chandra Jack</dc:creator><dc:date>2021-03-30T22:57:01</dc:date><text:p><text:span text:style-name="T37">", and if no tissue was consumed in a trial….."</text:span></text:p><text:p><text:span text:style-name="T37">all trials had some consumption</text:span></text:p></office:annotation></text:span><text:span text:style-name="T1">another</text:span><office:annotation-end office:name="__Annotation__230_809899419"/><text:span text:style-name="T1">. A generalized linear model with a </text:span><text:span text:style-name="T1"><office:annotation office:name="__Annotation__235_809899419"><dc:creator>Microsoft Office User</dc:creator><dc:date>2020-01-09T11:33:00</dc:date><text:p><text:span text:style-name="T37">Why?</text:span></text:p></office:annotation></text:span><text:span text:style-name="T1">beta distribution </text:span><office:annotation-end office:name="__Annotation__235_809899419"/><text:span text:style-name="T1">was used to analyze the data </text:span><text:span text:style-name="T30">because the data was defined as a proportion.</text:span><text:span text:style-name="T1"> Genotype and Pair were used as random effects in both the Range and Defense models.</text:span></text:p>
      <text:p text:style-name="P2"><text:span text:style-name="T19">Biochemical Assays</text:span><text:span text:style-name="T1">: The response variable for each assay was log transformed to bring the residuals closer to normal before running the data analysis using a linear mixed model.</text:span></text:p>
      <text:p text:style-name="P2"><text:span text:style-name="T19">Defense Production Correlations</text:span><text:span text:style-name="T1">: Values from the biochemical assays at the three time points were log transformed to give a normal approximation and tested for significant Pearson correlations after adjusting for multiple comparisons using Holm’s method.</text:span></text:p>
      <text:p text:style-name="P2"><text:span text:style-name="T19">Constitutive Expression vs Inducibility Tradeoffs</text:span><text:span text:style-name="T1">: For each biochemical assay, we used Kendall’s Tau on untransformed data to look for significant monotonic correlations between constitutive expression and degree of inducibility. We calculated inducibility using the difference between measured values at 0 and 24 hours. We analyzed each range separately in addition to analyzing the entire dataset. Then, to determine if the correlations between ranges were different from each other, the data was log transformed and analyzed using Fisher’s Z-test. To ensure that the correlations between the variables were not spurious, since they were calculated from the same underlying data, we used an R implementation of the simulation procedure proposed by Morris et al (2006).</text:span></text:p>
      <text:p text:style-name="P8"/>
      <text:p text:style-name="P2"><text:span text:style-name="T25"><office:annotation office:name="__Annotation__253_809899419"><dc:creator>M Friesen</dc:creator><dc:date>2021-03-31T00:15:02</dc:date><text:p><text:span text:style-name="T37">Did we decide a target journal? I was thinking these were subsections</text:span></text:p></office:annotation></text:span><text:span text:style-name="T25"><office:annotation office:name="__Annotation__251_809899419"><dc:creator>Microsoft Office User</dc:creator><dc:date>2020-01-09T16:43:00</dc:date><text:p><text:span text:style-name="T37">Will you unbold the topic sentences for this section? I am not familiar with this type of format…</text:span></text:p></office:annotation></text:span><text:span text:style-name="T25">Results</text:span><office:annotation-end office:name="__Annotation__251_809899419"/><office:annotation-end office:name="__Annotation__253_809899419"/></text:p>
      <text:p text:style-name="P9"/>
      <text:p text:style-name="P2"><text:span text:style-name="T32">Herbivores showed a preference for uninduced native range plants over invaded range plants. </text:span></text:p>
      <text:p text:style-name="P2"><text:span text:style-name="T1">Both the soybean looper and the velvetbean caterpillar preferred native range </text:span><text:span text:style-name="T19">M. polymorpha </text:span><text:span text:style-name="T1">genotypes over invaded range genotypes (Figure 1A, Table 1). Post hoc contrasts of the significant interaction between range and herbivore found that the preference was significant for the velvetbean caterpillar (F</text:span><text:span text:style-name="T34">1,243</text:span><text:span text:style-name="T1"> = 20.896, p &lt; 0.001) but not the soybean looper (F</text:span><text:span text:style-name="T34">1,243</text:span><text:span text:style-name="T1"> = 0.915, p = 0.3396)</text:span><text:span text:style-name="T30">, indicating a stronger response by the specialist, as predicted</text:span><text:span text:style-name="T1">.</text:span></text:p>
      <text:p text:style-name="P2"><text:span text:style-name="T25">Herbivore choice assays between constitutive and induced tissue indicate </text:span><text:span text:style-name="T32">changes in defense response</text:span><text:span text:style-name="T25"> between invaded and native range genotypes. </text:span><text:span text:style-name="T1">When given a choice of leaf tissue expressing constitutive or induced defenses, both herbivores </text:span><text:span text:style-name="T30">showed a strong aversion for the induced tissue from the familiar, invaded range genotypes while the response to the induced tissue from novel range genotypes was less robust. </text:span><text:span text:style-name="T1"><text:s/>(Figure 2A, Table 2). Post hoc analysis of the individual herbivores found that t</text:span><text:span text:style-name="T1"><office:annotation office:name="__Annotation__273_809899419"><dc:creator>M Friesen</dc:creator><dc:date>2021-03-31T00:15:59</dc:date><text:p><text:span text:style-name="T37">can we add the relevant stats here?</text:span></text:p></office:annotation></text:span><text:span text:style-name="T1">he shift was significant for the velvetbean caterpillar but not the soybean looper (Table 3).</text:span><office:annotation-end office:name="__Annotation__273_809899419"/></text:p>
      <text:p text:style-name="P2"><text:span text:style-name="T25">Herbivore preference was not related to measured biochemical changes. </text:span></text:p>
      <text:p text:style-name="P2"><text:span text:style-name="T1">Constitutive levels of total protein, POD, and PPO (</text:span><text:span text:style-name="T30"><office:annotation office:name="__Annotation__288_809899419"><dc:creator>M Friesen</dc:creator><dc:date>2021-03-31T00:17:41</dc:date><text:p><text:span text:style-name="T37">and maybe to the figure?</text:span></text:p></office:annotation></text:span><text:span text:style-name="T30"><office:annotation office:name="__Annotation__286_809899419"><dc:creator>M Friesen</dc:creator><dc:date>2021-03-31T00:17:35</dc:date><text:p><text:span text:style-name="T37">add stats here</text:span></text:p></office:annotation></text:span><text:span text:style-name="T30">Protein: F</text:span><text:span text:style-name="T33">1,129</text:span><text:span text:style-name="T30"> = 1.65, p = 0.201; POD: F</text:span><text:span text:style-name="T33">1,127</text:span><text:span text:style-name="T30"> = 0, p =1; PPO = F</text:span><text:span text:style-name="T33">1,132</text:span><text:span text:style-name="T30"> = 2.39, p = 0.1</text:span><office:annotation-end office:name="__Annotation__286_809899419"/><office:annotation-end office:name="__Annotation__288_809899419"/><text:span text:style-name="T30">25; </text:span><text:span text:style-name="T1">Figures 1B-D) did not significantly differ between the ranges.</text:span><text:span text:style-name="T1"><office:annotation office:name="__Annotation__305_809899419"><dc:creator>M Friesen</dc:creator><dc:date>2021-03-31T00:17:41</dc:date><text:p><text:span text:style-name="T37">and maybe to the figure?</text:span></text:p></office:annotation></text:span><text:span text:style-name="T1"><office:annotation office:name="__Annotation__303_809899419"><dc:creator>M Friesen</dc:creator><dc:date>2021-03-31T00:17:35</dc:date><text:p><text:span text:style-name="T37">add stats here</text:span></text:p></office:annotation></text:span><text:span text:style-name="T1"> Soluble total protein decreased significantly, while both POD and PPO showed significant increases after induction (</text:span><text:span text:style-name="T30">Protein: F</text:span><text:span text:style-name="T33">1,472</text:span><text:span text:style-name="T30"> = 23.45, p &lt; 0.001; POD: F</text:span><text:span text:style-name="T33">1,472</text:span><text:span text:style-name="T30"> = 446.62, p &lt; 0.001; PPO = F</text:span><text:span text:style-name="T33">1,472</text:span><text:span text:style-name="T30"> = 11.72, p &lt; 0.001; </text:span><text:span text:style-name="T1">Figure 2B-D). Similar to the findings for constitutive defensive levels, both ranges had indistinguishable levels of induced leaf chemistry values </text:span><office:annotation-end office:name="__Annotation__303_809899419"/><office:annotation-end office:name="__Annotation__305_809899419"/><text:span text:style-name="T1">(</text:span><text:span text:style-name="T1"><office:annotation office:name="__Annotation__320_809899419"><dc:creator>M Friesen</dc:creator><dc:date>2021-03-31T00:17:41</dc:date><text:p><text:span text:style-name="T37">and maybe to the figure?</text:span></text:p></office:annotation></text:span><text:span text:style-name="T1"><office:annotation office:name="__Annotation__318_809899419"><dc:creator>M Friesen</dc:creator><dc:date>2021-03-31T00:17:35</dc:date><text:p><text:span text:style-name="T37">add stats here</text:span></text:p></office:annotation></text:span><text:span text:style-name="T30">Protein: F</text:span><text:span text:style-name="T33">1,129</text:span><text:span text:style-name="T30"> = 0.595, p = 0.442; POD: F</text:span><text:span text:style-name="T33">1,127</text:span><text:span text:style-name="T30"> = 0.001, p =0.98; PPO = F</text:span><text:span text:style-name="T33">1,132</text:span><text:span text:style-name="T30"> = 1.72, p = 0.191</text:span><text:span text:style-name="T1">).</text:span><office:annotation-end office:name="__Annotation__318_809899419"/><office:annotation-end office:name="__Annotation__320_809899419"/></text:p>
      <text:p text:style-name="P2"><text:soft-page-break/><text:span text:style-name="T3">Protein, POD, and PPO constitutive expression and inducibility were inversely correlated, indicating a tradeoff. <text:s/></text:span></text:p>
      <text:p text:style-name="P2"><text:span text:style-name="T2">We found a significant negative relationship between constitutive expression of all three defensive proteins and their inducibility (Figure 3, Table 4). The correlations between ranges were not significantly different from each other indicating that the tradeoff was conserved. Since there was not a significant difference between ranges at either 0 hours (constitutive) or 24 hours (induced), we collapsed the ranges to look for correlations over time and between the compounds. </text:span><text:span text:style-name="T30">PPO production was not correlated between any of the time points that we measured while we found a correlation between the Time 4 and Time 24 measurements for both protein and POD production. All three defensive responses were correlated with each other at Time 4 and Time 24.</text:span></text:p>
      <text:p text:style-name="P8"/>
      <text:p text:style-name="P8"/>
      <text:p text:style-name="P8"/>
      <text:p text:style-name="P5"/>
      <text:p text:style-name="P2"><text:span text:style-name="T25">Discussion</text:span></text:p>
      <text:p text:style-name="P2"><text:span text:style-name="T27">Summary of new interpretation</text:span></text:p>
      <text:list xml:id="list3748700911" text:style-name="WWNum3">
        <text:list-item>
          <text:p text:style-name="P16"><text:span text:style-name="T15"><office:annotation office:name="__Annotation__346_809899419"><dc:creator>M Friesen</dc:creator><dc:date>2021-04-06T22:47:49</dc:date><text:p><text:span text:style-name="T37">I am concerned that we don't have strong enough evidence to make these our main points -- maybe we could mention them in the discussion though? @chandra.jack@gmail.com what do you think?</text:span></text:p></office:annotation></text:span><text:span text:style-name="T15">The relationship between a specialist herbivore and its host plant should be stronger than that between a generalist and its host therefore we predict that the specialist should sho</text:span><text:span text:style-name="T15"><office:annotation office:name="__Annotation__340_809899419"><dc:creator>Chandra Jack</dc:creator><dc:date>2021-03-30T22:05:17</dc:date><text:p><text:span text:style-name="T37">overlapping range; herbivores and invaded range plants, so possibility of interaction history</text:span></text:p></office:annotation></text:span><text:span text:style-name="T15"><office:annotation office:name="__Annotation__338_809899419"><dc:creator>M Friesen</dc:creator><dc:date>2021-03-30T21:44:52</dc:date><text:p><text:span text:style-name="T37">what do you mean by "familiar" in this context?</text:span></text:p></office:annotation></text:span><text:span text:style-name="T15"><office:annotation office:name="__Annotation__336_809899419"><dc:creator>Chandra Jack</dc:creator><dc:date>2021-03-30T21:00:42</dc:date><text:p><text:span text:style-name="T37">I know there is still some discussion about whether to refer to them as generalist and specialist or just herbivores in general.</text:span></text:p></office:annotation></text:span><text:span text:style-name="T15"><office:annotation office:name="__Annotation__334_809899419"><dc:creator>Chandra Jack</dc:creator><dc:date>2021-03-30T20:59:17</dc:date><text:p><text:span text:style-name="T37">@maren.l.friesen@gmail.com</text:span></text:p></office:annotation></text:span><text:span text:style-name="T15">w </text:span><office:annotation-end office:name="__Annotation__334_809899419"/><office:annotation-end office:name="__Annotation__336_809899419"/><office:annotation-end office:name="__Annotation__338_809899419"/><office:annotation-end office:name="__Annotation__340_809899419"/><text:span text:style-name="T15">a greater differential response when encountering unfamiliar plants, which we found.</text:span></text:p>
        </text:list-item>
        <text:list-item>
          <text:p text:style-name="P16"><text:span text:style-name="T15">Both herbivores responded more strongly to induced responses in familiar plants. This may indicate the MP from the familiar range had the ability to recognize the herbivores, perhaps familiar HAMPs, and induced a stronger defense response</text:span><text:span text:style-name="T15"><office:annotation office:name="__Annotation__348_809899419"><dc:creator>M Friesen</dc:creator><dc:date>2021-03-31T00:19:41</dc:date><text:p><text:span text:style-name="T37">or just that invaded range genos have both higher const &amp; induced defenses, though they're not the ones we measured... :/</text:span></text:p></office:annotation></text:span><text:span text:style-name="T15">.</text:span><office:annotation-end office:name="__Annotation__346_809899419"/><office:annotation-end office:name="__Annotation__348_809899419"/></text:p>
        </text:list-item>
      </text:list>
      <text:p text:style-name="P2"><text:span text:style-name="T1">The aims of this study were to 1) determine if invasive range </text:span><text:span text:style-name="T19">Medicago polymorpha </text:span><text:span text:style-name="T1">underwent rapid evolutionary change resulting in a shift in defensive traits compared to native range populations, consistent with leaving behind coevolved herbivores; 2) determine if herbivore preference correlates with shifts in plant defensive production. We used changes in herbivore preference and plant defense activity as indicators of evolutionary change during invasion in </text:span><text:span text:style-name="T19">M. polymorpha. </text:span><text:span text:style-name="T1">We found that insect interactions indicated that invasive range genotypes have undergone a shift in their defense strategy as compared to native genotypes, but that herbivore preference is not correlated with the defensive biochemical traits we measured. </text:span></text:p>
      <text:p text:style-name="P1"><text:span text:style-name="T1">Herbivore resistance traits are costly and the fitness consequences of plant investment in them are context dependent (Bixenmann et al., 2016; Koricheva, 2002; Koricheva et al., 2004; Rasmann et al., 2015; Zangerl &amp; Rutledge, 1996). Thus, the absence or low abundance of an exotic plant’s natural enemies in a new environment could lead to selection for reduced anti- herbivore defenses as predicted by the </text:span><text:span text:style-name="T35">EICA </text:span><text:span text:style-name="T1">ERH? (Blossey &amp; Notzold, 1995). However, if only </text:span><text:span text:style-name="T30">specialist </text:span><text:span text:style-name="T1">herbivores are absent, then there may be selection for increased qualitative defenses like toxins that are cheap to produce and effective </text:span><text:span text:style-name="T30">only against generalist </text:span><text:span text:style-name="T1">herbivores (Joshi &amp; Vrieling, 2005; H.; Müller-Schärer &amp; Steinger, 2004; Heinz Müller-Schärer et al., 2004). </text:span><text:span text:style-name="T30">Based on previous results, we expected the generalist soybean looper to show a slight preference for the native range genotypes (Jack &amp; Friesen, 2019). </text:span></text:p>
      <text:p text:style-name="P21"/>
      <text:p text:style-name="P1"><text:span text:style-name="T1">Our constitutive defense herbivore bioassay showed that herbivores differed in their preference for native vs invaded range tissue. We expected the </text:span><text:span text:style-name="T22">polyphagous soybean looper to prefer native range </text:span><text:span text:style-name="T21">M. polymorpha</text:span><text:span text:style-name="T22"> and the oligophagous velvetbean caterpillar</text:span><text:span text:style-name="T1"> to show a preference for the invasive range genotypes if, as predicted by Joshi &amp; Vrieling (2005),</text:span><text:span text:style-name="T22"> invasive populations have evolved increased defenses against herbivores but decreased defenses against herbivores.</text:span><text:span text:style-name="T1"> </text:span><text:span text:style-name="T17">While the soybean looper showed a slight preference for the native range genotype, it was not significant here but was in an prior study (Jack &amp; Friesen, 2019).</text:span><text:span text:style-name="T1"> However, the velvetbean caterpillar also showed a significant preference for the native range, which is opposite of what is predicted.</text:span></text:p>
      <text:p text:style-name="P1"><text:span text:style-name="T1"><office:annotation office:name="__Annotation__375_809899419"><dc:creator>Microsoft Office User</dc:creator><dc:date>2020-01-09T17:12:00</dc:date><text:p><text:span text:style-name="T37">I agree with Maren below—lets get rid of specialist and generalist if that designation does not make sense? Couldn’t they just be two herbivores and wouldn’t that be interesting enough? One might be slightly more specialized, but not make this key to the inference? Our results are actually very strong that the plant genotypes are different in the native vs invaded range, lets focus on this aspect of strength!</text:span></text:p></office:annotation></text:span><text:span text:style-name="T1">One possible reason for this is that the diet breadth of herbivores is a continuum and their classification into two broad groups is slightly arbitrary (Ali &amp; Agrawal, 2012). As an oligophagous herbivore, the host plant range of the velvetbean caterpillar is narrower than the soybean looper but may function similarly in this experiment to that of a generalist- which still does not ensure that they should respond similarly as even generalists may vary in their response to plant defenses (Turcotte et al., 2014).</text:span><office:annotation-end office:name="__Annotation__375_809899419"/><text:span text:style-name="T1"> </text:span><text:span text:style-name="T1"><office:annotation office:name="__Annotation__390_809899419"><dc:creator>Microsoft Office User</dc:creator><dc:date>2020-01-09T17:15:00</dc:date><text:p><text:span text:style-name="T37">This paragraph makes me concerned that reviewers will be frustrated by the setup in the Intro vs here and now throw their hands up in confusion…</text:span></text:p></office:annotation></text:span><text:span text:style-name="T1">Second, much like with categorization of diet breadth, the dichotomy of how specialists react to chemical compounds compared to is not rigid (Cornell &amp; Hawkins, 2003). </text:span><text:span text:style-name="T1"><office:annotation office:name="__Annotation__382_809899419"><dc:creator>M Friesen</dc:creator><dc:date>2019-11-12T02:24:00</dc:date><text:p><text:span text:style-name="T37">so basically, to make sense of this pattern we're saying that the specialist isn't a specialist? this is kind of dissonant with the intro, that sets up the insects as contrasting in this manner. Maybe we should revise and call them more and less specialized instead of specialist &amp; generalist??</text:span></text:p></office:annotation></text:span><text:span text:style-name="T1">Additionally, if the levels of toxic compounds are high enough, even specialists can succumb to them.</text:span><office:annotation-end office:name="__Annotation__382_809899419"/><text:span text:style-name="T1"> Thus, grouping both plant and herbivore responses based on strict characterizations may lead to conflicting results and should be considered by researchers in future studies. No matter the classification used, our study still shows that some </text:span><text:span text:style-name="T1"><office:annotation office:name="__Annotation__387_809899419"><dc:creator>Microsoft Office User</dc:creator><dc:date>2020-01-09T17:16:00</dc:date><text:p><text:span text:style-name="T37">Why not focus the whole paper on this and not specialist vs generalist herbivores? We’re not really that invested in whether velvetbean vs soybean looper die one thing or another….</text:span></text:p></office:annotation></text:span><text:span text:style-name="T1">plant traits of genotypes in the invasive range have evolved</text:span><office:annotation-end office:name="__Annotation__387_809899419"/><text:span text:style-name="T1">, changing the feeding preference of the herbivores tested.</text:span><office:annotation-end office:name="__Annotation__390_809899419"/></text:p>
      <text:p text:style-name="P1"><text:span text:style-name="T23">Our result </text:span><text:span text:style-name="T23"><office:annotation office:name="__Annotation__395_809899419"><dc:creator>M Friesen</dc:creator><dc:date>2019-11-12T02:27:00</dc:date><text:p><text:span text:style-name="T37">re-state this more clearly</text:span></text:p></office:annotation></text:span><text:span text:style-name="T23">showing a shift in preference</text:span><office:annotation-end office:name="__Annotation__395_809899419"/><text:span text:style-name="T23"> for constitutive leaf tissue in one range to induced leaf tissue in the other was the greatest indication of rapid evolution between the native and invasive ranges, although the results of the native range assay do not align with current theory regarding induced plant defenses.</text:span><text:span text:style-name="T1"> We found that herbivores preferred constitutive tissue of invasive range </text:span><text:span text:style-name="T19">M. polymorpha </text:span><text:span text:style-name="T1">over previously damaged tissue, as expected. However, </text:span><text:span text:style-name="T1"><office:annotation office:name="__Annotation__403_809899419"><dc:creator>M Friesen</dc:creator><dc:date>2019-11-12T02:30:00</dc:date><text:p><text:span text:style-name="T37">isn't it counter-intuitive that a herbivore would ever prefer induced tissue??? if induction always leads to the same or higher defenses, then they should either not care or prefer constitutive... unless there is some kind of aggregation going on? Am I misunderstanding something?</text:span></text:p></office:annotation></text:span><text:span text:style-name="T1">herbivores showed a preference for induced tissue</text:span><office:annotation-end office:name="__Annotation__403_809899419"/><text:span text:style-name="T1"> over undamaged tissue in the</text:span><text:span text:style-name="T1"><office:annotation office:name="__Annotation__408_809899419"><dc:creator>M Friesen</dc:creator><dc:date>2021-03-31T00:21:22</dc:date><text:p><text:span text:style-name="T37">also if these aren't significant we shouldn't interpret them like they are...?</text:span></text:p></office:annotation></text:span><text:span text:style-name="T1"> native range,</text:span><office:annotation-end office:name="__Annotation__408_809899419"/><text:span text:style-name="T1"> but similar occurrences have been observed in at least two studies (Harrison &amp; Karban, 1986; Hartley &amp; Lawton, 1987). It is possible that the increased consumption of tissue reflects compensatory feeding in response to decreased nutritional quality (Steppuhn &amp; Baldwin, 2007).</text:span></text:p>
      <text:p text:style-name="P1"><text:span text:style-name="T1"><office:annotation office:name="__Annotation__415_809899419"><dc:creator>Microsoft Office User</dc:creator><dc:date>2020-01-09T17:18:00</dc:date><text:p><text:span text:style-name="T37">This is a long prediction for something we did not find…what might explain what we found?</text:span></text:p></office:annotation></text:span><text:span text:style-name="T1">Plant defense theory predicts that </text:span><text:span text:style-name="T22">the fitness cost of producing anti-herbivore compounds and structures is high and that resource allocation for those traits are context-dependent</text:span><text:span text:style-name="T1"> (Bixenmann et al., 2016; Züst &amp; Agrawal, 2017). Specifically, there should be investment in higher constitutive defense or higher induced defense, not both, depending on the prevalence and incidence of herbivore attack. Additionally, the type of chemical compound produced should also depend on what herbivores are present in the plant’s environment. <text:s/>Kant and colleagues (2015) refer to the strategies as “go away or die” and “slow them down.” Qualitative defenses are toxic compounds such as alkaloids or cyanides that are extremely effective against generalists but may be less effective against due to coevolution. Quantitative defensive compounds require higher doses but are effective against all herbivores. They include compounds that reduce digestibility and include oxidative enzymes as well as tannins (Agrawal &amp; Fishbein, 2006). Together, this suggests that there should be selection for higher levels of induced defenses in the invasive range due to decreased, more variable attacks from local herbivores compared to the native plant range, with higher constant herbivore pressure (Cipollini et al., 2005; Zangerl &amp; Rutledge, 1996) and that a lack of specialists should result in lower levels of quantitative defense compounds.</text:span><office:annotation-end office:name="__Annotation__415_809899419"/><text:span text:style-name="T1"> </text:span><text:span text:style-name="T22">We did not find that POD and PPO activity were significantly lower in the invasive range compared to the native range as predicted</text:span><text:span text:style-name="T1"> (Volf et al., 2018), given their roles in reducing digestibility (Duffey &amp; Stout, 1996). <text:s/>POD and PPO have a complex role in plant defense beyond their direct effects on herbivore digestion and health (Barbehenn et al., 2010; War et al., 2012). For example, phenols such as lignins are polymers that reduce feeding and decrease the nutritional content of leaf tissue. When phenols are <text:s/>oxidized by PPOs and PODs, they form even more toxic compounds called quinones that both inhibit digestion and are directly toxic (War et al., 2012). Increasing the number and variety of compounds tested (e.g. saponins, LOX, SOD, phenols), and including compounds that are considered qualitative defensives such as cyanides may give better insight into biochemical variation in </text:span><text:span text:style-name="T19">Medicago </text:span><text:span text:style-name="T1">(Fürstenberg-Hägg et al., 2013)</text:span><text:span text:style-name="T19"> </text:span><text:span text:style-name="T1">Agrell et al., 2003; Moses et al., 2014).</text:span></text:p>
      <text:p text:style-name="P2"><text:span text:style-name="T1"><office:annotation office:name="__Annotation__427_809899419"><dc:creator>Microsoft Office User</dc:creator><dc:date>2020-01-09T17:18:00</dc:date><text:p><text:span text:style-name="T37">?</text:span></text:p></office:annotation></text:span><text:span text:style-name="T1"><text:tab/> Despite finding that a tradeoff between inducibility and constitutive defense levels was conserved between the ranges for the defense proteins, </text:span><office:annotation-end office:name="__Annotation__427_809899419"/></text:p>
      <text:p text:style-name="P8"/>
      <text:p text:style-name="P2"><text:bookmark text:name="_heading=h.30j0zll"/><text:span text:style-name="T1">Invasive populations encounter a suite of novel biotic and abiotic stresses in their new environment that may apply different selective pressures than in their home range. Rapid adaptation prompted by these interactions is likely to be key for successful spread after establishment. In plants especially, the presence or absence of coevolved herbivores can have a profound effect on survival probability short term and can lead to evolutionary changes in not only defensive compound production but also competitive ability long term. Our biogeographic comparison of </text:span><text:span text:style-name="T19">Medicago polymorpha</text:span><text:span text:style-name="T1"> found that </text:span><text:span text:style-name="T22">genotypes in the invasive range have undergone rapid evolutionary changes that make them less preferred over their native range conspecifics. Since we found that constitutive and inducible defense levels of the measured proteins were conserved between the ranges were conserved, we cannot rule out that there have been changes in traits not directly related to anti-herbivore defense production, for example a change in nutritional status or plant structure</text:span><text:span text:style-name="T1"> (Ho &amp; Pennings, 2013; Morrison &amp; Hay, 2011). <text:s/>However, the herbivores’ shift in preference between the overall levels of defense compounds produced constitutively and those induced after herbivore attack </text:span><text:span text:style-name="T1"><office:annotation office:name="__Annotation__439_809899419"><dc:creator>M Friesen</dc:creator><dc:date>2021-04-06T22:59:49</dc:date><text:p><text:span text:style-name="T37">I don't quite agree with this...</text:span></text:p></office:annotation></text:span><text:span text:style-name="T1">align with components of the shifting defense hypothesis</text:span><office:annotation-end office:name="__Annotation__439_809899419"/><text:span text:style-name="T1"> and are evidence of rapid evolution between native and invaded range populations of </text:span><text:span text:style-name="T19">Medicago.</text:span></text:p>
      <text:p text:style-name="P8"/>
      <text:p text:style-name="P23"/>
      <text:p text:style-name="P7"/>
      <text:p text:style-name="P24"><text:span text:style-name="T1">Agrell, J., Oleszek, W., Stochmal, A., Olsen, M., &amp; Anderson, P. (2003). Herbivore-induced responses in alfalfa (Medicago sativa). </text:span><text:span text:style-name="T19">Journal of Chemical Ecology</text:span><text:span text:style-name="T1">. https://doi.org/10.1023/A:1022625810395</text:span></text:p>
      <text:p text:style-name="P24"><text:span text:style-name="T1">Ali, J. G., &amp; Agrawal, A. A. (2012). versus insect herbivores and plant defense. </text:span><text:span text:style-name="T19">Trends in Plant Science</text:span><text:span text:style-name="T1">, </text:span><text:span text:style-name="T19">17</text:span><text:span text:style-name="T1">(5), 293–302.</text:span></text:p>
      <text:p text:style-name="P24"><text:span text:style-name="T1">Baker, H. G. (1974). The evolution of weeds. </text:span><text:span text:style-name="T19">Annual Review of Ecology and Systematics</text:span><text:span text:style-name="T1">, </text:span><text:span text:style-name="T19">5</text:span><text:span text:style-name="T1">(1), 1–24.</text:span></text:p>
      <text:p text:style-name="P24"><text:span text:style-name="T1">Barbehenn, R., Dukatz, C., Holt, C., Reese, A., Martiskainen, O., Salminen, J.-P., … Constabel, C. P. (2010). Feeding on poplar leaves by caterpillars potentiates foliar peroxidase action in their guts and increases plant resistance. </text:span><text:span text:style-name="T19">Oecologia</text:span><text:span text:style-name="T1">, </text:span><text:span text:style-name="T19">164</text:span><text:span text:style-name="T1">(4), 993–1004.</text:span></text:p>
      <text:p text:style-name="P24"><text:span text:style-name="T1">Bates, D., Mächler, M., Bolker, B., &amp; Walker, S. (2014). Fitting linear mixed-effects models using lme4. </text:span><text:span text:style-name="T19">ArXiv Preprint ArXiv:1406.5823</text:span><text:span text:style-name="T1">.</text:span></text:p>
      <text:p text:style-name="P24"><text:span text:style-name="T1">Bixenmann, R. J., Coley, P. D., Weinhold, A., &amp; Kursar, T. A. (2016). High herbivore pressure favors constitutive over induced defense. </text:span><text:span text:style-name="T19">Ecology and Evolution</text:span><text:span text:style-name="T1">, </text:span><text:span text:style-name="T19">6</text:span><text:span text:style-name="T1">(17), 6037–6049. https://doi.org/10.1002/ece3.2208</text:span></text:p>
      <text:p text:style-name="P24"><text:span text:style-name="T1">Blossey, B., &amp; Notzold, R. (1995). Evolution of increased competitive ability in invasive nonindigenous plants: a hypothesis. </text:span><text:span text:style-name="T19">Journal of Ecology</text:span><text:span text:style-name="T1">, </text:span><text:span text:style-name="T19">83</text:span><text:span text:style-name="T1">(5), 887–889.</text:span></text:p>
      <text:p text:style-name="P24"><text:span text:style-name="T1">Bossdorf, O, Auge, H., Lafuma, L., Rogers, W. E., Siemann, E., &amp; Prati, D. (2005). Phenotypic and genetic differentiation between native and introduced plant populations. </text:span><text:span text:style-name="T19">Oecologia</text:span><text:span text:style-name="T1">, </text:span><text:span text:style-name="T19">144</text:span><text:span text:style-name="T1">(1), 1–11. https://doi.org/10.1007/s00442-005-0070-z</text:span></text:p>
      <text:p text:style-name="P24"><text:span text:style-name="T1">Bossdorf, Oliver, Prati, D., Auge, H., &amp; Schmid, B. (2004). Reduced competitive ability in an invasive plant. </text:span><text:span text:style-name="T19">Ecology Letters</text:span><text:span text:style-name="T1">, </text:span><text:span text:style-name="T19">7</text:span><text:span text:style-name="T1">(4), 346–353.</text:span></text:p>
      <text:p text:style-name="P24"><text:span text:style-name="T1">Brooks, M. E., Kristensen, K., van Benthem, K. J., Magnusson, A., Berg, C. W., Nielsen, A., … Bolker, B. M. (2017). {glmmTMB} Balances Speed and Flexibility Among Packages for Zero-inflated Generalized Linear Mixed Modeling. </text:span><text:span text:style-name="T19">The R Journal</text:span><text:span text:style-name="T1">, </text:span><text:span text:style-name="T19">9</text:span><text:span text:style-name="T1">(2), 378–400. Retrieved from https://journal.r-project.org/archive/2017/RJ-2017-066/index.html</text:span></text:p>
      <text:p text:style-name="P24"><text:span text:style-name="T1">Cipollini, D., Mbagwu, J., Barto, K., Hillstrom, C., &amp; Enright, S. (2005). Expression of constitutive and inducible chemical defenses in native and invasive populations of Alliaria petiolata. </text:span><text:span text:style-name="T19">Journal of Chemical Ecology</text:span><text:span text:style-name="T1">, </text:span><text:span text:style-name="T19">31</text:span><text:span text:style-name="T1">(6), 1255–1267.</text:span></text:p>
      <text:p text:style-name="P24"><text:span text:style-name="T1">Constabel, C. P., Yip, L., Patton, J. J., &amp; Christopher, M. E. (2000). Polyphenol oxidase from hybrid poplar. Cloning and expression in response to wounding and herbivory. </text:span><text:span text:style-name="T19">Plant Physiology</text:span><text:span text:style-name="T1">, </text:span><text:span text:style-name="T19">124</text:span><text:span text:style-name="T1">(1), 285–296.</text:span></text:p>
      <text:p text:style-name="P24"><text:span text:style-name="T1">Cornell, H. V, &amp; Hawkins, B. A. (2003). Herbivore responses to plant secondary compounds: a test of phytochemical coevolution theory. </text:span><text:span text:style-name="T19">The American Naturalist</text:span><text:span text:style-name="T1">, </text:span><text:span text:style-name="T19">161</text:span><text:span text:style-name="T1">(4), 507–522.</text:span></text:p>
      <text:p text:style-name="P24"><text:span text:style-name="T1">Duffey, S. S., &amp; Stout, M. J. (1996). Antinutritive defenses and toxic components against insects. </text:span><text:span text:style-name="T19">Archives of Insect Biochemistry and Physiology</text:span><text:span text:style-name="T1">, </text:span><text:span text:style-name="T19">32</text:span><text:span text:style-name="T1">(1 996), 3–37.</text:span></text:p>
      <text:p text:style-name="P24"><text:span text:style-name="T1">Hartig, F. (2019). DHARMa: Residual Diagnostics for Hierarchical (Multi-Level / Mixed) Regression Models. Retrieved from https://cran.r-project.org/package=DHARMa</text:span></text:p>
      <text:p text:style-name="P24"><text:span text:style-name="T1">Ho, C.-K., &amp; Pennings, S. C. (2013). Preference and performance in plant–herbivore interactions across latitude–a study in US Atlantic salt marshes. </text:span><text:span text:style-name="T19">PloS One</text:span><text:span text:style-name="T1">, </text:span><text:span text:style-name="T19">8</text:span><text:span text:style-name="T1">(3), e59829.</text:span></text:p>
      <text:p text:style-name="P24"><text:span text:style-name="T1">Jack, C. N., Rowe, S. L., Porter, S. S., &amp; Friesen, M. L. (2019). A high-throughput method of analyzing multiple plant defensive compounds in minimized sample mass. </text:span><text:span text:style-name="T19">Applications in Plant Sciences</text:span><text:span text:style-name="T1">, </text:span><text:span text:style-name="T19">7</text:span><text:span text:style-name="T1">(1), e01210. https://doi.org/10.1002/aps3.1210</text:span></text:p>
      <text:p text:style-name="P24"><text:span text:style-name="T1">Joshi, J., &amp; Vrieling, K. (2005). The enemy release and EICA hypothesis revisited: Incorporating the fundamental difference between and herbivores. </text:span><text:span text:style-name="T19">Ecology Letters</text:span><text:span text:style-name="T1">. https://doi.org/10.1111/j.1461-0248.2005.00769.x</text:span></text:p>
      <text:p text:style-name="P24"><text:span text:style-name="T1">Keane, R. M., &amp; Crawley, M. J. (2002). Exotic plant invasions and the enemy release hypothesis. </text:span><text:span text:style-name="T19">Trends in Ecology &amp; Evolution</text:span><text:span text:style-name="T1">, </text:span><text:span text:style-name="T19">17</text:span><text:span text:style-name="T1">(4), 164–170.</text:span></text:p>
      <text:p text:style-name="P24"><text:span text:style-name="T1">Koricheva, J. (2002). Meta</text:span><text:span text:style-name="T36">‐</text:span><text:span text:style-name="T1">analysis of sources of variation in fitness costs of plant antiherbivore defenses. </text:span><text:span text:style-name="T19">Ecology</text:span><text:span text:style-name="T1">, </text:span><text:span text:style-name="T19">83</text:span><text:span text:style-name="T1">(1), 176–190.</text:span></text:p>
      <text:p text:style-name="P24"><text:span text:style-name="T1">Koricheva, J., Nykänen, H., &amp; Gianoli, E. (2004). Meta-analysis of trade-offs among plant antiherbivore defenses: are plants jacks-of-all-trades, masters of all? </text:span><text:span text:style-name="T19">The American Naturalist</text:span><text:span text:style-name="T1">, </text:span><text:span text:style-name="T19">163</text:span><text:span text:style-name="T1">(4), E64–E75.</text:span></text:p>
      <text:p text:style-name="P24"><text:span text:style-name="T1">Lenth, R. (2017). Emmeans: Estimated marginal means, aka least-squares means. </text:span><text:span text:style-name="T19">R Package</text:span><text:span text:style-name="T1">.</text:span></text:p>
      <text:p text:style-name="P24"><text:span text:style-name="T1">Maron, J. L., &amp; Vila, M. (2001). When do herbivoresa ffectp lant invasion?Evidence for the natural enemies and biotic resistance hypotheses. </text:span><text:span text:style-name="T19">OIKOS</text:span><text:span text:style-name="T1">, </text:span><text:span text:style-name="T19">95</text:span><text:span text:style-name="T1">(361–373).</text:span></text:p>
      <text:p text:style-name="P24"><text:span text:style-name="T1">Morris, W. F., Traw, M. B., &amp; Bergelson, J. (2006). On testing for a tradeoff between constitutive and induced resistance. </text:span><text:span text:style-name="T19">Oikos</text:span><text:span text:style-name="T1">, </text:span><text:span text:style-name="T19">112</text:span><text:span text:style-name="T1">(1), 102–110.</text:span></text:p>
      <text:p text:style-name="P24"><text:span text:style-name="T1">Morrison, W. E., &amp; Hay, M. E. (2011). Herbivore preference for native vs. exotic plants: herbivores from multiple continents prefer exotic plants that are evolutionarily naive. </text:span><text:span text:style-name="T19">Plos One</text:span><text:span text:style-name="T1">, </text:span><text:span text:style-name="T19">6</text:span><text:span text:style-name="T1">(3), e17227. https://doi.org/10.1371/journal.pone.0017227</text:span></text:p>
      <text:p text:style-name="P24"><text:span text:style-name="T1">Moses, T., Papadopoulou, K. K., &amp; Osbourn, A. (2014). Metabolic and functional diversity of saponins, biosynthetic intermediates and semi-synthetic derivatives. </text:span><text:span text:style-name="T19">Critical Reviews in Biochemistry and Molecular Biology</text:span><text:span text:style-name="T1">, </text:span><text:span text:style-name="T19">49</text:span><text:span text:style-name="T1">(6), 439–462.</text:span></text:p>
      <text:p text:style-name="P24"><text:span text:style-name="T1">Müller-Schärer, H.;, &amp; Steinger, T. (2004). Predicting evolutionary change in invasive, exotic plants and its consequences for plant-herbivore interactions. In L. E. Ehler, R. Sforza, &amp; T. Mateille (Eds.), </text:span><text:span text:style-name="T19">Genetics, evolution and biological control</text:span><text:span text:style-name="T1"> (pp. 137–162). Wallingford, UK: CABI Publishing.</text:span></text:p>
      <text:p text:style-name="P24"><text:span text:style-name="T1">Müller-Schärer, Heinz, Schaffner, U., &amp; Steinger, T. (2004). Evolution in invasive plants: implications for biological control. </text:span><text:span text:style-name="T19">Trends in Ecology &amp; Evolution</text:span><text:span text:style-name="T1">, </text:span><text:span text:style-name="T19">19</text:span><text:span text:style-name="T1">(8), 417–422.</text:span></text:p>
      <text:p text:style-name="P24"><text:span text:style-name="T1">Ozaslan, C., Farooq, S., Onen, H., Bukun, B., Ozcan, S., &amp; Gunal, H. (2016). Invasion Potential of Two Tropical Physalis Species in Arid and Semi-Arid Climates: Effect of Water-Salinity Stress and Soil Types on Growth and Fecundity. </text:span><text:span text:style-name="T19">Plos One</text:span><text:span text:style-name="T1">, </text:span><text:span text:style-name="T19">11</text:span><text:span text:style-name="T1">(10), e0164369.</text:span></text:p>
      <text:p text:style-name="P24"><text:span text:style-name="T1">Rasmann, S., Chassin, E., Bilat, J., Glauser, G., &amp; Reymond, P. (2015). Trade-off between constitutive and inducible resistance against herbivores is only partially explained by gene expression and glucosinolate production. </text:span><text:span text:style-name="T19">Journal of Experimental Botany</text:span><text:span text:style-name="T1">, </text:span><text:span text:style-name="T19">66</text:span><text:span text:style-name="T1">(9), 2527–2534.</text:span></text:p>
      <text:p text:style-name="P24"><text:span text:style-name="T1">Richards, C. L., Walls, R. L., Bailey, J. P., Parameswaran, R., George, T., &amp; Pigliucci, M. (2008). Plasticity in salt tolerance traits allows for invasion of novel habitat by Japanese knotweed sl (Fallopia japonica and F.× bohemica, Polygonaceae). </text:span><text:span text:style-name="T19">American Journal of Botany</text:span><text:span text:style-name="T1">, </text:span><text:span text:style-name="T19">95</text:span><text:span text:style-name="T1">(8), 931–942.</text:span></text:p>
      <text:p text:style-name="P24"><text:soft-page-break/><text:span text:style-name="T1">Turcotte, M. M., Turley, N. E., &amp; Johnson, M. T. J. (2014). The impact of domestication on resistance to two herbivores across 29 independent domestication events. </text:span><text:span text:style-name="T19">New Phytologist</text:span><text:span text:style-name="T1">, </text:span><text:span text:style-name="T19">204</text:span><text:span text:style-name="T1">(3), 671–681.</text:span></text:p>
      <text:p text:style-name="P24"><text:span text:style-name="T1">Verhoeven, K. J. F., Biere, A., Harvey, J. A., &amp; Van Der Putten, W. H. (2009). Plant invaders and their novel natural enemies: who is naive? </text:span><text:span text:style-name="T19">Ecology Letters</text:span><text:span text:style-name="T1">, </text:span><text:span text:style-name="T19">12</text:span><text:span text:style-name="T1">(2), 107–117.</text:span></text:p>
      <text:p text:style-name="P24"><text:span text:style-name="T1">Volf, M., Segar, S. T., Miller, S. E., Isua, B., Sisol, M., Aubona, G., … Novotny, V. (2018). Community structure of insect herbivores is driven by conservatism, escalation and divergence of defensive traits in Ficus. </text:span><text:span text:style-name="T19">Ecology Letters</text:span><text:span text:style-name="T1">. https://doi.org/10.1111/ele.12875</text:span></text:p>
      <text:p text:style-name="P24"><text:span text:style-name="T1">War, A. R., Paulraj, M. G., Ahmad, T., Buhroo, A. A., Hussain, B., Ignacimuthu, S., &amp; Sharma, H. C. (2012). Mechanisms of plant defense against insect herbivores. </text:span><text:span text:style-name="T19">Plant Signaling &amp; Behavior</text:span><text:span text:style-name="T1">, </text:span><text:span text:style-name="T19">7</text:span><text:span text:style-name="T1">(10), 1306–1320.</text:span></text:p>
      <text:p text:style-name="P24"><text:span text:style-name="T1">Wei, H., Zhikuan, J., &amp; Qingfang, H. (2007). Effects of herbivore stress by Aphis medicaginis Koch on the malondialdehyde contents and the activities of protective enzymes in different alfalfa varieties. </text:span><text:span text:style-name="T19">Acta Ecologica Sinica</text:span><text:span text:style-name="T1">, </text:span><text:span text:style-name="T19">27</text:span><text:span text:style-name="T1">(6), 2177–2183.</text:span></text:p>
      <text:p text:style-name="P24"><text:span text:style-name="T1">Wickham, H. (2009). </text:span><text:span text:style-name="T19">ggplot2: elegant graphics for data analysis</text:span><text:span text:style-name="T1">. Springer Science &amp; Business Media.</text:span></text:p>
      <text:p text:style-name="P24"><text:span text:style-name="T1">Wilke, C. O. (2015). cowplot: Streamlined Plot Theme and Plot Annotations for “ggplot2.” Retrieved from https://cran.r-project.org/package=cowplot</text:span></text:p>
      <text:p text:style-name="P24"><text:span text:style-name="T1">Zangerl, A. R., &amp; Rutledge, C. E. (1996). The probability of attack and patterns of constitutive and induced defense: a test of optimal defense theory. </text:span><text:span text:style-name="T19">The American Naturalist</text:span><text:span text:style-name="T1">, </text:span><text:span text:style-name="T19">147</text:span><text:span text:style-name="T1">(4), 599–608.</text:span></text:p>
      <text:p text:style-name="P24"><text:span text:style-name="T1">Züst, T., &amp; Agrawal, A. A. (2017). Trade-Offs Between Plant Growth and Defense Against Insect Herbivory: An Emerging Mechanistic Synthesis. </text:span><text:span text:style-name="T19">Annual Review of Plant Biology</text:span><text:span text:style-name="T1">, </text:span><text:span text:style-name="T19">68</text:span><text:span text:style-name="T1">(1), 513–534. https://doi.org/10.1146/annurev-arplant-042916-040856</text:span></text:p>
      <text:p text:style-name="P25"/>
      <text:p text:style-name="P8"/>
      <text:p text:style-name="P9"/>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normal"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normal"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normal" style:default-outline-level="">
      <style:text-properties fo:font-size="10pt" style:font-size-asian="10pt" style:font-size-complex="10pt"/>
    </style:style>
    <style:style style:name="Revision" style:family="paragraph" style:default-outline-level="">
      <style:paragraph-properties fo:text-align="start" style:justify-single-word="false" fo:orphans="2" fo:widows="2" style:writing-mode="lr-tb"/>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Times" fo:font-family="Time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fo:font-family="Time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fo:padding="0in" fo:border="none">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25in" fo:text-indent="0in" style:auto-text-indent="false" fo:break-before="auto" fo:break-after="auto" fo:padding="0in" fo:border="none">
        <style:tab-stops>
          <style:tab-stop style:position="3.25in" style:type="center"/>
          <style:tab-stop style:position="6.5in" style:type="right"/>
        </style:tab-stops>
      </style:paragraph-properties>
      <style:text-properties fo:color="#000000"/>
    </style:style>
    <style:style style:name="MP3" style:family="paragraph" style:parent-style-name="Standard">
      <style:paragraph-properties fo:margin-left="0in" fo:margin-right="0.25in" fo:text-indent="0in" style:auto-text-indent="false" fo:padding="0in" fo:border="none">
        <style:tab-stops>
          <style:tab-stop style:position="3.25in" style:type="center"/>
          <style:tab-stop style:position="6.5in" style:type="right"/>
        </style:tab-stops>
      </style:paragraph-properties>
      <style:text-properties fo:color="#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text:p text:style-name="MP2"/>
      </style:footer>
    </style:master-page>
    <style:master-page style:name="Converted1" style:page-layout-name="Mpm2">
      <style:footer>
        <text:p text:style-name="MP1"><text:page-number text:select-page="current">0</text:page-number></text:p>
        <text:p text:style-name="MP3"/>
      </style:footer>
    </style:master-page>
    <style:master-page style:name="Converted2" style:page-layout-name="Mpm2">
      <style:footer>
        <text:p text:style-name="MP1"><text:page-number text:select-page="current">0</text:page-number></text:p>
        <text:p text:style-name="MP3"/>
      </style:footer>
    </style:master-page>
    <style:master-page style:name="Converted3" style:page-layout-name="Mpm2">
      <style:footer>
        <text:p text:style-name="MP1"><text:page-number text:select-page="current">0</text:page-number></text:p>
        <text:p text:style-name="MP3"/>
      </style:footer>
    </style:master-page>
    <style:master-page style:name="Converted4" style:page-layout-name="Mpm2">
      <style:footer>
        <text:p text:style-name="MP1"><text:page-number text:select-page="current">0</text:page-number></text:p>
        <text:p text:style-name="MP3"/>
      </style:footer>
    </style:master-page>
    <style:master-page style:name="Converted5" style:page-layout-name="Mpm2">
      <style:footer>
        <text:p text:style-name="MP1"><text:page-number text:select-page="current">0</text:page-number></text:p>
        <text:p text:style-name="MP3"/>
      </style:footer>
    </style:master-page>
    <style:master-page style:name="Converted6" style:page-layout-name="Mpm2">
      <style:footer>
        <text:p text:style-name="MP1"><text:page-number text:select-page="current">0</text:page-number></text:p>
        <text:p text:style-name="MP3"/>
      </style:footer>
    </style:master-page>
    <style:master-page style:name="Converted7" style:page-layout-name="Mpm2">
      <style:footer>
        <text:p text:style-name="MP1"><text:page-number text:select-page="current">0</text:page-number></text:p>
        <text:p text:style-name="MP3"/>
      </style:footer>
    </style:master-page>
    <style:master-page style:name="Converted8" style:page-layout-name="Mpm2">
      <style:footer>
        <text:p text:style-name="MP1"><text:page-number text:select-page="current">0</text:page-number></text:p>
        <text:p text:style-name="MP3"/>
      </style:footer>
    </style:master-page>
    <style:master-page style:name="Converted9" style:page-layout-name="Mpm2">
      <style:footer>
        <text:p text:style-name="MP1"><text:page-number text:select-page="current">0</text:page-number></text:p>
        <text:p text:style-name="MP3"/>
      </style:footer>
    </style:master-page>
    <style:master-page style:name="Converted10" style:page-layout-name="Mpm2">
      <style:footer>
        <text:p text:style-name="MP1"><text:page-number text:select-page="current">0</text:page-number></text:p>
        <text:p text:style-name="MP3"/>
      </style:footer>
    </style:master-page>
    <style:master-page style:name="Converted11" style:page-layout-name="Mpm2">
      <style:footer>
        <text:p text:style-name="MP1"><text:page-number text:select-page="current">0</text:page-number></text:p>
        <text:p text:style-name="MP3"/>
      </style:footer>
    </style:master-page>
    <style:master-page style:name="Converted12" style:page-layout-name="Mpm2">
      <style:footer>
        <text:p text:style-name="MP1"><text:page-number text:select-page="current">0</text:page-number></text:p>
        <text:p text:style-name="MP3"/>
      </style:footer>
    </style:master-page>
    <style:master-page style:name="Converted13" style:page-layout-name="Mpm2">
      <style:footer>
        <text:p text:style-name="MP1"><text:page-number text:select-page="current">0</text:page-number></text:p>
        <text:p text:style-name="MP3"/>
      </style:footer>
    </style:master-page>
    <style:master-page style:name="Converted14" style:page-layout-name="Mpm2">
      <style:footer>
        <text:p text:style-name="MP1"><text:page-number text:select-page="current">0</text:page-number></text:p>
        <text:p text:style-name="MP3"/>
      </style:footer>
    </style:master-page>
    <style:master-page style:name="Converted15" style:page-layout-name="Mpm2">
      <style:footer>
        <text:p text:style-name="MP1"><text:page-number text:select-page="current">0</text:page-number></text:p>
        <text:p text:style-name="MP3"/>
      </style:footer>
    </style:master-page>
    <style:master-page style:name="Converted16" style:page-layout-name="Mpm2">
      <style:footer>
        <text:p text:style-name="MP1"><text:page-number text:select-page="current">0</text:page-number></text:p>
        <text:p text:style-name="MP3"/>
      </style:footer>
    </style:master-page>
    <style:master-page style:name="Converted17" style:page-layout-name="Mpm2">
      <style:footer>
        <text:p text:style-name="MP1"><text:page-number text:select-page="current">0</text:page-number></text:p>
        <text:p text:style-name="MP3"/>
      </style:footer>
    </style:master-page>
    <style:master-page style:name="Converted18" style:page-layout-name="Mpm2">
      <style:footer>
        <text:p text:style-name="MP1"><text:page-number text:select-page="current">0</text:page-number></text:p>
        <text:p text:style-name="MP3"/>
      </style:footer>
    </style:master-page>
    <style:master-page style:name="Converted19" style:page-layout-name="Mpm2">
      <style:footer>
        <text:p text:style-name="MP1"><text:page-number text:select-page="current">0</text:page-number></text:p>
        <text:p text:style-name="MP3"/>
      </style:footer>
    </style:master-page>
    <style:master-page style:name="Converted20" style:page-layout-name="Mpm2">
      <style:footer>
        <text:p text:style-name="MP1"><text:page-number text:select-page="current">0</text:page-number></text:p>
        <text:p text:style-name="MP3"/>
      </style:footer>
    </style:master-page>
    <style:master-page style:name="Converted21" style:page-layout-name="Mpm2">
      <style:footer>
        <text:p text:style-name="MP1"><text:page-number text:select-page="current">0</text:page-number></text:p>
        <text:p text:style-name="MP3"/>
      </style:footer>
    </style:master-page>
    <style:master-page style:name="Converted22" style:page-layout-name="Mpm2">
      <style:footer>
        <text:p text:style-name="MP1"><text:page-number text:select-page="current">0</text:page-number></text:p>
        <text:p text:style-name="MP3"/>
      </style:footer>
    </style:master-page>
    <style:master-page style:name="Converted23" style:page-layout-name="Mpm2">
      <style:footer>
        <text:p text:style-name="MP1"><text:page-number text:select-page="current">0</text:page-number></text:p>
        <text:p text:style-name="MP3"/>
      </style:footer>
    </style:master-page>
    <style:master-page style:name="Converted24" style:page-layout-name="Mpm2">
      <style:footer>
        <text:p text:style-name="MP1"><text:page-number text:select-page="current">0</text:page-number></text:p>
        <text:p text:style-name="MP3"/>
      </style:footer>
    </style:master-page>
    <style:master-page style:name="Converted25" style:page-layout-name="Mpm2">
      <style:footer>
        <text:p text:style-name="MP1"><text:page-number text:select-page="current">0</text:page-number></text:p>
        <text:p text:style-name="MP3"/>
      </style:footer>
    </style:master-page>
    <style:master-page style:name="Converted26" style:page-layout-name="Mpm2">
      <style:footer>
        <text:p text:style-name="MP1"><text:page-number text:select-page="current">0</text:page-number></text:p>
        <text:p text:style-name="MP3"/>
      </style:footer>
    </style:master-page>
    <style:master-page style:name="Converted27" style:page-layout-name="Mpm2">
      <style:footer>
        <text:p text:style-name="MP1"><text:page-number text:select-page="current">0</text:page-number></text:p>
        <text:p text:style-name="MP3"/>
      </style:footer>
    </style:master-page>
    <style:master-page style:name="Converted28" style:page-layout-name="Mpm2">
      <style:footer>
        <text:p text:style-name="MP1"><text:page-number text:select-page="current">0</text:page-number></text:p>
        <text:p text:style-name="MP3"/>
      </style:footer>
    </style:master-page>
    <style:master-page style:name="Converted29" style:page-layout-name="Mpm2">
      <style:footer>
        <text:p text:style-name="MP1"><text:page-number text:select-page="current">0</text:page-number></text:p>
        <text:p text:style-name="MP3"/>
      </style:footer>
    </style:master-page>
    <style:master-page style:name="Converted30" style:page-layout-name="Mpm2">
      <style:footer>
        <text:p text:style-name="MP1"><text:page-number text:select-page="current">0</text:page-number></text:p>
        <text:p text:style-name="MP3"/>
      </style:footer>
    </style:master-page>
    <style:master-page style:name="Converted31" style:page-layout-name="Mpm2">
      <style:footer>
        <text:p text:style-name="MP1"><text:page-number text:select-page="current">0</text:page-number></text:p>
        <text:p text:style-name="MP3"/>
      </style:footer>
    </style:master-page>
    <style:master-page style:name="Converted32" style:page-layout-name="Mpm2">
      <style:footer>
        <text:p text:style-name="MP1"><text:page-number text:select-page="current">0</text:page-number></text:p>
        <text:p text:style-name="MP3"/>
      </style:footer>
    </style:master-page>
    <style:master-page style:name="Converted33" style:page-layout-name="Mpm2">
      <style:footer>
        <text:p text:style-name="MP1"><text:page-number text:select-page="current">0</text:page-number></text:p>
        <text:p text:style-name="MP3"/>
      </style:footer>
    </style:master-page>
    <style:master-page style:name="Converted34" style:page-layout-name="Mpm2">
      <style:footer>
        <text:p text:style-name="MP1"><text:page-number text:select-page="current">0</text:page-number></text:p>
        <text:p text:style-name="MP3"/>
      </style:footer>
    </style:master-page>
    <style:master-page style:name="Converted35" style:page-layout-name="Mpm2">
      <style:footer>
        <text:p text:style-name="MP1"><text:page-number text:select-page="current">0</text:page-number></text:p>
        <text:p text:style-name="MP3"/>
      </style:footer>
    </style:master-page>
    <style:master-page style:name="Converted36" style:page-layout-name="Mpm2">
      <style:footer>
        <text:p text:style-name="MP1"><text:page-number text:select-page="current">0</text:page-number></text:p>
        <text:p text:style-name="MP3"/>
      </style:footer>
    </style:master-page>
    <style:master-page style:name="Converted37" style:page-layout-name="Mpm1">
      <style:footer>
        <text:p text:style-name="MP1"><text:page-number text:select-page="current">4</text:page-number></text:p>
        <text:p text:style-name="MP3"/>
      </style:footer>
    </style:master-page>
    <style:master-page style:name="Converted38" style:page-layout-name="Mpm3" style:next-style-name="Converted36"/>
    <style:master-page style:name="Converted39" style:page-layout-name="Mpm4" style:next-style-name="Converted3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0:42:00</meta:creation-date>
    <meta:initial-creator>Jack, Chandra N</meta:initial-creator>
    <meta:document-statistic meta:table-count="0" meta:image-count="0" meta:object-count="0" meta:page-count="4" meta:paragraph-count="156" meta:word-count="5075" meta:character-count="33726" meta:non-whitespace-character-count="28803"/>
    <meta:generator>LibreOfficeDev/6.0.5.2$Linux_X86_64 LibreOffice_project/</meta:generator>
    <meta:user-defined meta:name="Mendeley Citation Style_1">http://csl.mendeley.com/styles/515695431/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csl.mendeley.com/styles/515695431/apa</meta:user-defined>
    <meta:user-defined meta:name="Mendeley Recent Style Id 3_1" meta:value-type="string">http://www.zotero.org/styles/chicago-author-date</meta:user-defined>
    <meta:user-defined meta:name="Mendeley Recent Style Id 4_1" meta:value-type="string">http://www.zotero.org/styles/harvard-cite-them-right</meta:user-defined>
    <meta:user-defined meta:name="Mendeley Recent Style Id 5_1" meta:value-type="string">http://www.zotero.org/styles/ieee</meta:user-defined>
    <meta:user-defined meta:name="Mendeley Recent Style Id 6_1" meta:value-type="string">http://www.zotero.org/styles/methods-in-ecology-and-evolution</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 - Chandra N Jack, PhD</meta:user-defined>
    <meta:user-defined meta:name="Mendeley Recent Style Name 3_1" meta:value-type="string">Chicago Manual of Style 17th edition (author-date)</meta:user-defined>
    <meta:user-defined meta:name="Mendeley Recent Style Name 4_1" meta:value-type="string">Cite Them Right 10th edition - Harvard</meta:user-defined>
    <meta:user-defined meta:name="Mendeley Recent Style Name 5_1" meta:value-type="string">IEEE</meta:user-defined>
    <meta:user-defined meta:name="Mendeley Recent Style Name 6_1" meta:value-type="string">Methods in Ecology and Evolution</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97d30146-a53d-302c-b433-a0f28d7dce45</meta:user-defined>
  </office:meta>
</office:document-meta>
</file>